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20100000020000000209C3E099C6A796FC7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20100000020000000206B5101FA69123B07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/>
    <style:font-face style:name="Microsoft Sans Serif1" svg:font-family="'Microsoft Sans Serif'" style:font-family-generic="swiss"/>
    <style:font-face style:name="Consolas4" svg:font-family="Consolas" style:font-pitch="fixed"/>
    <style:font-face style:name="Consolas1" svg:font-family="Consolas" style:font-family-generic="modern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onsolas3" svg:font-family="Consolas" style:font-pitch="variable"/>
    <style:font-face style:name="Liberation Sans" svg:font-family="'Liberation Sans'" style:font-pitch="variable"/>
    <style:font-face style:name="Lucida Sans" svg:font-family="'Lucida Sans'" style:font-pitch="variable"/>
    <style:font-face style:name="Microsoft Sans Serif" svg:font-family="'Microsoft Sans Serif'" style:font-pitch="variable"/>
    <style:font-face style:name="Microsoft YaHei" svg:font-family="'Microsoft YaHei'" style:font-pitch="variable"/>
    <style:font-face style:name="Consolas2" svg:font-family="Consolas" style:font-family-generic="modern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Microsoft Sans Serif3" svg:font-family="'Microsoft Sans Serif'" style:font-family-generic="modern" style:font-pitch="variable"/>
    <style:font-face style:name="Arial1" svg:font-family="Arial" style:font-family-generic="roma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Microsoft Sans Serif2" svg:font-family="'Microsoft Sans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2" svg:font-family="'Lucida Sans'" style:font-family-generic="swiss" style:font-pitch="variable"/>
    <style:font-face style:name="Microsoft Sans Serif4" svg:font-family="'Microsoft Sans Serif'" style:font-family-generic="swiss" style:font-pitch="variable"/>
    <style:font-face style:name="Microsoft YaHei1" svg:font-family="'Microsoft YaHei'" style:font-family-generic="swiss" style:font-pitch="variable"/>
    <style:font-face style:name="Arial2" svg:font-family="Arial" style:font-family-generic="system" style:font-pitch="variable"/>
    <style:font-face style:name="Lucida Sans3" svg:font-family="'Lucida Sans'" style:font-family-generic="system" style:font-pitch="variable"/>
    <style:font-face style:name="Microsoft YaHei2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11.49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1cm" fo:min-width="6.7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5.5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1.86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71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3.72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7.11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4.743cm"/>
      <style:paragraph-properties style:writing-mode="lr-tb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1cm" fo:min-width="2.6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1cm" fo:min-width="4.54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1cm" fo:min-width="5.556cm"/>
      <style:paragraph-properties style:writing-mode="lr-tb"/>
    </style:style>
    <style:style style:name="gr13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1cm" fo:min-width="2.53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1cm" fo:min-width="2.08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1cm" fo:min-width="2.36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1cm" fo:min-width="2.661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1cm" fo:min-width="18.44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1cm" fo:min-width="15.18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1cm" fo:min-width="6.13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38cm" fo:min-width="21.004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95cm" fo:min-width="13.316cm"/>
      <style:paragraph-properties style:writing-mode="lr-tb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15cm" fo:min-width="2.1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15cm" fo:min-width="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35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3.0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5cm" fo:min-width="2.37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69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14.836cm"/>
      <style:paragraph-properties style:writing-mode="lr-tb"/>
    </style:style>
    <style:style style:name="co1" style:family="table-column">
      <style:table-column-properties style:column-width="2.482cm" style:use-optimal-column-width="false"/>
    </style:style>
    <style:style style:name="co2" style:family="table-column">
      <style:table-column-properties style:column-width="3.669cm" style:use-optimal-column-width="false"/>
    </style:style>
    <style:style style:name="co3" style:family="table-column">
      <style:table-column-properties style:column-width="2.681cm" style:use-optimal-column-width="false"/>
    </style:style>
    <style:style style:name="co4" style:family="table-column">
      <style:table-column-properties style:column-width="3.951cm" style:use-optimal-column-width="false"/>
    </style:style>
    <style:style style:name="co5" style:family="table-column">
      <style:table-column-properties style:column-width="3.14cm" style:use-optimal-column-width="false"/>
    </style:style>
    <style:style style:name="co6" style:family="table-column">
      <style:table-column-properties style:column-width="2.754cm" style:use-optimal-column-width="false"/>
    </style:style>
    <style:style style:name="co7" style:family="table-column">
      <style:table-column-properties style:column-width="1.799cm" style:use-optimal-column-width="false"/>
    </style:style>
    <style:style style:name="co8" style:family="table-column">
      <style:table-column-properties style:column-width="2.999cm" style:use-optimal-column-width="false"/>
    </style:style>
    <style:style style:name="co9" style:family="table-column">
      <style:table-column-properties style:column-width="8.114cm" style:use-optimal-column-width="false"/>
    </style:style>
    <style:style style:name="co10" style:family="table-column">
      <style:table-column-properties style:column-width="11.856cm" style:use-optimal-column-width="false"/>
    </style:style>
    <style:style style:name="co11" style:family="table-column">
      <style:table-column-properties style:column-width="8.955cm" style:use-optimal-column-width="false"/>
    </style:style>
    <style:style style:name="co12" style:family="table-column">
      <style:table-column-properties style:column-width="8.511cm" style:use-optimal-column-width="false"/>
    </style:style>
    <style:style style:name="co13" style:family="table-column">
      <style:table-column-properties style:column-width="11.018cm" style:use-optimal-column-width="false"/>
    </style:style>
    <style:style style:name="co14" style:family="table-column">
      <style:table-column-properties style:column-width="12.828cm" style:use-optimal-column-width="false"/>
    </style:style>
    <style:style style:name="co15" style:family="table-column">
      <style:table-column-properties style:column-width="5.8cm" style:use-optimal-column-width="false"/>
    </style:style>
    <style:style style:name="co16" style:family="table-column">
      <style:table-column-properties style:column-width="10.01cm" style:use-optimal-column-width="false"/>
    </style:style>
    <style:style style:name="co17" style:family="table-column">
      <style:table-column-properties style:column-width="7.906cm" style:use-optimal-column-width="false"/>
    </style:style>
    <style:style style:name="co18" style:family="table-column">
      <style:table-column-properties style:column-width="6.535cm" style:use-optimal-column-width="false"/>
    </style:style>
    <style:style style:name="co19" style:family="table-column">
      <style:table-column-properties style:column-width="7.012cm" style:use-optimal-column-width="false"/>
    </style:style>
    <style:style style:name="co20" style:family="table-column">
      <style:table-column-properties style:column-width="9.58cm" style:use-optimal-column-width="false"/>
    </style:style>
    <style:style style:name="co21" style:family="table-column">
      <style:table-column-properties style:column-width="5.794cm" style:use-optimal-column-width="false"/>
    </style:style>
    <style:style style:name="co22" style:family="table-column">
      <style:table-column-properties style:column-width="11.134cm" style:use-optimal-column-width="false"/>
    </style:style>
    <style:style style:name="co23" style:family="table-column">
      <style:table-column-properties style:column-width="8.865cm" style:use-optimal-column-width="false"/>
    </style:style>
    <style:style style:name="co24" style:family="table-column">
      <style:table-column-properties style:column-width="8.337cm" style:use-optimal-column-width="false"/>
    </style:style>
    <style:style style:name="co25" style:family="table-column">
      <style:table-column-properties style:column-width="9.949cm" style:use-optimal-column-width="false"/>
    </style:style>
    <style:style style:name="ro1" style:family="table-row">
      <style:table-row-properties style:row-height="0.701cm" style:use-optimal-row-height="false"/>
    </style:style>
    <style:style style:name="ro2" style:family="table-row">
      <style:table-row-properties style:row-height="1.141cm" style:use-optimal-row-height="false"/>
    </style:style>
    <style:style style:name="ro3" style:family="table-row">
      <style:table-row-properties style:row-height="1.581cm" style:use-optimal-row-height="false"/>
    </style:style>
    <style:style style:name="ro4" style:family="table-row">
      <style:table-row-properties style:row-height="2.021cm" style:use-optimal-row-height="false"/>
    </style:style>
    <style:style style:name="ro5" style:family="table-row">
      <style:table-row-properties style:row-height="0.037cm" style:use-optimal-row-height="false"/>
    </style:style>
    <style:style style:name="ro6" style:family="table-row">
      <style:table-row-properties style:row-height="0.659cm" style:use-optimal-row-height="false"/>
    </style:style>
    <style:style style:name="ro7" style:family="table-row">
      <style:table-row-properties style:row-height="1.057cm" style:use-optimal-row-height="false"/>
    </style:style>
    <style:style style:name="ro8" style:family="table-row">
      <style:table-row-properties style:row-height="0.663cm" style:use-optimal-row-height="false"/>
    </style:style>
    <style:style style:name="ro9" style:family="table-row">
      <style:table-row-properties style:row-height="1.533cm" style:use-optimal-row-height="false"/>
    </style:style>
    <style:style style:name="ro10" style:family="table-row">
      <style:table-row-properties style:row-height="0.897cm" style:use-optimal-row-height="false"/>
    </style:style>
    <style:style style:name="ro11" style:family="table-row">
      <style:table-row-properties style:row-height="2.169cm" style:use-optimal-row-height="false"/>
    </style:style>
    <style:style style:name="ro12" style:family="table-row">
      <style:table-row-properties style:row-height="0.667cm" style:use-optimal-row-height="false"/>
    </style:style>
    <style:style style:name="ro13" style:family="table-row">
      <style:table-row-properties style:row-height="1.215cm" style:use-optimal-row-height="false"/>
    </style:style>
    <style:style style:name="ro14" style:family="table-row">
      <style:table-row-properties style:row-height="1.612cm" style:use-optimal-row-height="false"/>
    </style:style>
    <style:style style:name="ce1" style:family="table-cell">
      <style:text-properties style:font-name="Microsoft Sans Serif4" fo:font-size="11pt" fo:font-style="italic" style:font-size-asian="11pt" style:font-style-asian="italic" style:font-size-complex="11pt" style:font-style-complex="italic"/>
    </style:style>
    <style:style style:name="ce2" style:family="table-cell">
      <style:paragraph-properties fo:text-align="end"/>
      <style:text-properties style:font-name="Microsoft Sans Serif4" fo:font-size="11pt" fo:font-style="italic" style:font-size-asian="11pt" style:font-style-asian="italic" style:font-size-complex="11pt" style:font-style-complex="italic"/>
    </style:style>
    <style:style style:name="ce3" style:family="table-cell">
      <style:text-properties style:font-name="Microsoft Sans Serif4" fo:font-size="11pt" style:font-size-asian="11pt" style:font-size-complex="11pt"/>
    </style:style>
    <style:style style:name="ce4" style:family="table-cell">
      <style:paragraph-properties fo:text-align="end"/>
      <style:text-properties style:font-name="Microsoft Sans Serif4" fo:font-size="11pt" style:font-size-asian="11pt" style:font-size-complex="11pt"/>
    </style:style>
    <style:style style:name="ce5" style:family="table-cell">
      <style:paragraph-properties fo:margin-left="0cm" fo:margin-right="0cm" fo:margin-top="0cm" fo:margin-bottom="0cm" fo:line-height="100%" fo:text-align="end" fo:text-indent="0cm"/>
      <style:text-properties style:font-name="Microsoft Sans Serif4" fo:font-size="11pt" style:font-size-asian="11pt" style:font-size-complex="11pt"/>
    </style:style>
    <style:style style:name="ce6" style:family="table-cell">
      <style:paragraph-properties fo:margin-left="0cm" fo:margin-right="0cm" fo:margin-top="0cm" fo:margin-bottom="0cm" fo:line-height="100%" fo:text-indent="0cm"/>
      <style:text-properties style:font-name="Microsoft Sans Serif4" fo:font-size="11pt" style:font-size-asian="11pt" style:font-size-complex="11pt"/>
    </style:style>
    <style:style style:name="ce7" style:family="table-cell">
      <loext:graphic-properties draw:textarea-vertical-align="bottom"/>
      <style:text-properties style:font-name="Microsoft Sans Serif4" fo:font-size="10pt" fo:font-style="italic" style:font-size-asian="10pt" style:font-style-asian="italic" style:font-size-complex="10pt" style:font-style-complex="italic"/>
    </style:style>
    <style:style style:name="ce8" style:family="table-cell">
      <loext:graphic-properties draw:textarea-vertical-align="bottom"/>
      <style:paragraph-properties fo:text-align="start"/>
      <style:text-properties style:font-name="Microsoft Sans Serif4" fo:font-size="10pt" fo:font-style="italic" style:font-size-asian="10pt" style:font-style-asian="italic" style:font-size-complex="10pt" style:font-style-complex="italic"/>
    </style:style>
    <style:style style:name="ce9" style:family="table-cell">
      <style:paragraph-properties style:text-autospace="none"/>
      <style:text-properties style:font-name="Microsoft Sans Serif4" fo:font-size="9pt" style:font-size-asian="9pt" style:font-size-complex="9pt"/>
    </style:style>
    <style:style style:name="ce10" style:family="table-cell">
      <style:paragraph-properties fo:text-align="start" style:text-autospace="none"/>
      <style:text-properties style:font-name="Microsoft Sans Serif4" fo:font-size="10pt" fo:language="en" fo:country="US" style:font-size-asian="10pt" style:language-asian="de" style:country-asian="CH" style:font-size-complex="10pt" style:language-complex="ar" style:country-complex="SA"/>
    </style:style>
    <style:style style:name="ce11" style:family="table-cell">
      <style:paragraph-properties fo:text-align="start" style:text-autospace="none"/>
      <style:text-properties style:font-name="Microsoft Sans Serif4" fo:font-size="10pt" style:font-size-asian="10pt" style:font-size-complex="10pt"/>
    </style:style>
    <style:style style:name="ce12" style:family="table-cell">
      <style:paragraph-properties fo:margin-left="0cm" fo:margin-right="0cm" fo:margin-top="0cm" fo:margin-bottom="0cm" fo:line-height="100%" fo:text-indent="0cm" style:text-autospace="none"/>
      <style:text-properties style:font-name="Microsoft Sans Serif4" fo:font-size="9pt" style:font-size-asian="9pt" style:font-size-complex="9pt"/>
    </style:style>
    <style:style style:name="ce13" style:family="table-cell">
      <style:paragraph-properties fo:margin-left="0cm" fo:margin-right="0cm" fo:margin-top="0cm" fo:margin-bottom="0cm" fo:line-height="100%" fo:text-align="start" fo:text-indent="0cm" style:text-autospace="none"/>
      <style:text-properties style:font-name="Microsoft Sans Serif4" fo:font-size="10pt" style:font-size-asian="10pt" style:font-size-complex="10pt"/>
    </style:style>
    <style:style style:name="ce14" style:family="table-cell">
      <style:paragraph-properties fo:margin-left="0cm" fo:margin-right="0cm" fo:margin-top="0cm" fo:margin-bottom="0cm" fo:line-height="100%" fo:text-indent="0cm" style:text-autospace="none"/>
      <style:text-properties style:font-name="Consolas1" fo:font-size="9pt" fo:background-color="transparent" style:font-size-asian="9pt" style:font-size-complex="9pt"/>
    </style:style>
    <style:style style:name="ce15" style:family="table-cell">
      <style:paragraph-properties fo:margin-left="0cm" fo:margin-right="0cm" fo:margin-top="0cm" fo:margin-bottom="0cm" fo:line-height="100%" fo:text-indent="0cm" style:text-autospace="none"/>
      <style:text-properties style:font-name="Microsoft Sans Serif4" fo:font-size="9pt" fo:background-color="transparent" style:font-size-asian="9pt" style:font-size-complex="9pt"/>
    </style:style>
    <style:style style:name="ce16" style:family="table-cell">
      <style:paragraph-properties fo:margin-left="0cm" fo:margin-right="0cm" fo:margin-top="0cm" fo:margin-bottom="0cm" fo:line-height="100%" fo:text-indent="0cm" style:text-autospace="none"/>
      <style:text-properties style:font-name="Consolas1" fo:font-size="9pt" style:font-size-asian="9pt" style:font-size-complex="9pt"/>
    </style:style>
    <style:style style:name="ce17" style:family="table-cell">
      <style:paragraph-properties fo:margin-left="0cm" fo:margin-right="0cm" fo:margin-top="0cm" fo:margin-bottom="0cm" fo:line-height="100%" fo:text-align="start" fo:text-indent="0cm" style:text-autospace="none"/>
      <style:text-properties style:font-name="Microsoft Sans Serif4" fo:font-size="10pt" fo:background-color="transparen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DejaVu Sans Mono1" fo:font-size="36pt" style:text-underline-style="solid" style:text-underline-width="auto" style:text-underline-color="font-color" style:font-size-asian="36pt" style:font-size-complex="36pt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DejaVu Sans Mono1" fo:font-size="48pt" style:text-underline-style="solid" style:text-underline-width="auto" style:text-underline-color="font-color" style:font-size-asian="24pt" style:font-size-complex="24pt"/>
    </style:style>
    <style:style style:name="P4" style:family="paragraph">
      <style:paragraph-properties fo:text-align="end"/>
    </style:style>
    <style:style style:name="P5" style:family="paragraph">
      <style:paragraph-properties fo:margin-left="0cm" fo:margin-right="0cm" fo:margin-top="0cm" fo:margin-bottom="0cm" fo:line-height="100%" fo:text-align="end" fo:text-indent="0cm"/>
    </style:style>
    <style:style style:name="P6" style:family="paragraph">
      <loext:graphic-properties draw:fill="none" draw:fill-color="#ffffff"/>
      <style:paragraph-properties fo:text-align="end" style:writing-mode="lr-tb"/>
      <style:text-properties style:font-name="DejaVu Sans Mono1" fo:font-size="8pt" style:text-underline-style="none" style:font-size-asian="8pt" style:font-size-complex="8pt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DejaVu Sans Mono1" fo:font-size="8pt" style:text-underline-style="none" style:font-size-asian="8pt" style:font-size-complex="8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  <style:text-properties style:font-name="DejaVu Sans Mono1" fo:font-size="16pt" style:text-underline-style="solid" style:text-underline-width="auto" style:text-underline-color="font-color" style:font-size-asian="24pt" style:font-size-complex="24pt"/>
    </style:style>
    <style:style style:name="P10" style:family="paragraph">
      <loext:graphic-properties draw:fill="none" draw:fill-color="#ffffff"/>
      <style:paragraph-properties fo:text-align="end" style:writing-mode="lr-tb"/>
      <style:text-properties style:font-name="DejaVu Sans Mono1" fo:font-size="16pt" style:text-underline-style="solid" style:text-underline-width="auto" style:text-underline-color="font-color" style:font-size-asian="24pt" style:font-size-complex="24pt"/>
    </style:style>
    <style:style style:name="P11" style:family="paragraph">
      <style:paragraph-properties fo:text-align="end"/>
      <style:text-properties style:font-name="Microsoft Sans Serif4" fo:font-size="11pt" fo:font-style="italic" style:font-size-asian="11pt" style:font-style-asian="italic" style:font-size-complex="11pt" style:font-style-complex="italic"/>
    </style:style>
    <style:style style:name="P12" style:family="paragraph">
      <style:text-properties style:font-name="Microsoft Sans Serif4" fo:font-size="11pt" fo:font-style="italic" style:font-size-asian="11pt" style:font-style-asian="italic" style:font-size-complex="11pt" style:font-style-complex="italic"/>
    </style:style>
    <style:style style:name="P13" style:family="paragraph">
      <style:text-properties style:font-name="Microsoft Sans Serif4" fo:font-size="11pt" style:font-size-asian="11pt" style:font-size-complex="11pt"/>
    </style:style>
    <style:style style:name="P14" style:family="paragraph">
      <style:paragraph-properties fo:text-align="end"/>
      <style:text-properties style:font-name="Microsoft Sans Serif4" fo:font-size="11pt" style:font-size-asian="11pt" style:font-size-complex="11pt"/>
    </style:style>
    <style:style style:name="P15" style:family="paragraph">
      <style:paragraph-properties fo:margin-left="0cm" fo:margin-right="0cm" fo:margin-top="0cm" fo:margin-bottom="0cm" fo:line-height="100%" fo:text-align="end" fo:text-indent="0cm"/>
      <style:text-properties style:font-name="Microsoft Sans Serif4" fo:font-size="11pt" style:font-size-asian="11pt" style:font-size-complex="11pt"/>
    </style:style>
    <style:style style:name="P16" style:family="paragraph">
      <style:paragraph-properties fo:margin-left="0cm" fo:margin-right="0cm" fo:margin-top="0cm" fo:margin-bottom="0cm" fo:line-height="100%" fo:text-indent="0cm"/>
      <style:text-properties style:font-name="Microsoft Sans Serif4" fo:font-size="11pt" style:font-size-asian="11pt" style:font-size-complex="11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style:font-name="Microsoft Sans Serif4" fo:font-size="11pt" fo:font-style="normal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style:font-name="Microsoft Sans Serif4" fo:font-size="11pt" fo:font-style="italic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fo:text-align="start" style:writing-mode="lr-tb"/>
      <style:text-properties style:font-name="Microsoft Sans Serif4" fo:font-size="11pt" fo:font-style="italic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icrosoft Sans Serif4" fo:font-size="11pt" fo:font-style="italic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icrosoft Sans Serif4" fo:font-size="11pt"/>
    </style:style>
    <style:style style:name="P25" style:family="paragraph">
      <loext:graphic-properties draw:fill="none" draw:fill-color="#ffffff"/>
      <style:paragraph-properties fo:text-align="center" style:writing-mode="lr-tb"/>
      <style:text-properties style:font-name="DejaVu Sans Mono1" fo:font-size="36pt" style:text-underline-style="solid" style:text-underline-width="auto" style:text-underline-color="font-color" style:font-size-asian="24pt" style:font-size-complex="24pt"/>
    </style:style>
    <style:style style:name="P26" style:family="paragraph">
      <loext:graphic-properties draw:fill="none" draw:fill-color="#ffffff"/>
      <style:paragraph-properties fo:text-align="center" style:writing-mode="lr-tb"/>
      <style:text-properties style:font-name="DejaVu Sans Mono1" fo:font-size="16pt" style:text-underline-style="solid" style:text-underline-width="auto" style:text-underline-color="font-color" style:font-size-asian="24pt" style:font-size-complex="24pt"/>
    </style:style>
    <style:style style:name="P27" style:family="paragraph">
      <style:paragraph-properties fo:margin-left="0cm" fo:margin-right="0cm" fo:margin-top="0cm" fo:margin-bottom="0cm" fo:line-height="100%" fo:text-indent="0cm" style:text-autospace="none"/>
    </style:style>
    <style:style style:name="P28" style:family="paragraph">
      <loext:graphic-properties draw:fill="none" draw:fill-color="#ffffff"/>
      <style:paragraph-properties style:writing-mode="lr-tb"/>
      <style:text-properties style:font-name="Microsoft Sans Serif4" fo:font-size="10pt"/>
    </style:style>
    <style:style style:name="P29" style:family="paragraph">
      <style:paragraph-properties fo:text-align="start"/>
      <style:text-properties style:font-name="Microsoft Sans Serif4" fo:font-size="10pt" fo:font-style="italic" style:font-size-asian="10pt" style:font-style-asian="italic" style:font-size-complex="10pt" style:font-style-complex="italic"/>
    </style:style>
    <style:style style:name="P30" style:family="paragraph">
      <style:paragraph-properties style:text-autospace="none"/>
      <style:text-properties style:font-name="Microsoft Sans Serif4" fo:font-size="9pt" style:font-size-asian="9pt" style:font-size-complex="9pt"/>
    </style:style>
    <style:style style:name="P31" style:family="paragraph">
      <style:paragraph-properties fo:text-align="start" style:text-autospace="none"/>
      <style:text-properties style:font-name="Microsoft Sans Serif4" fo:font-size="10pt" fo:language="en" fo:country="US" style:font-size-asian="10pt" style:language-asian="de" style:country-asian="CH" style:font-size-complex="10pt" style:language-complex="ar" style:country-complex="SA"/>
    </style:style>
    <style:style style:name="P32" style:family="paragraph">
      <style:paragraph-properties fo:text-align="start" style:text-autospace="none"/>
      <style:text-properties style:font-name="Microsoft Sans Serif4" fo:font-size="10pt" style:font-size-asian="10pt" style:font-size-complex="10pt"/>
    </style:style>
    <style:style style:name="P33" style:family="paragraph">
      <style:paragraph-properties fo:margin-left="0cm" fo:margin-right="0cm" fo:margin-top="0cm" fo:margin-bottom="0cm" fo:line-height="100%" fo:text-indent="0cm" style:text-autospace="none"/>
      <style:text-properties style:font-name="Microsoft Sans Serif4" fo:font-size="9pt" style:font-size-asian="9pt" style:font-size-complex="9pt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none"/>
      <style:text-properties style:font-name="Microsoft Sans Serif4" fo:font-size="10pt" style:font-size-asian="10pt" style:font-size-complex="10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icrosoft Sans Serif4" fo:font-size="10pt" fo:font-style="italic"/>
    </style:style>
    <style:style style:name="P36" style:family="paragraph">
      <style:paragraph-properties fo:margin-left="0cm" fo:margin-right="0cm" fo:margin-top="0cm" fo:margin-bottom="0cm" fo:line-height="100%" fo:text-indent="0cm" style:text-autospace="none"/>
      <style:text-properties style:font-name="Consolas1" fo:font-size="9pt" style:font-size-asian="9pt" style:font-size-complex="9pt"/>
    </style:style>
    <style:style style:name="P37" style:family="paragraph">
      <style:paragraph-properties fo:margin-left="0cm" fo:margin-right="0cm" fo:margin-top="0cm" fo:margin-bottom="0cm" fo:line-height="100%" fo:text-align="start" fo:text-indent="0cm" style:text-autospace="none"/>
      <style:text-properties style:font-name="Microsoft Sans Serif4" fo:font-size="10pt" fo:background-color="transparent" style:font-size-asian="10pt" style:font-size-complex="10pt"/>
    </style:style>
    <style:style style:name="P38" style:family="paragraph">
      <style:paragraph-properties fo:margin-left="0cm" fo:margin-right="0cm" fo:margin-top="0cm" fo:margin-bottom="0cm" fo:line-height="100%" fo:text-indent="0cm" style:text-autospace="none"/>
      <style:text-properties fo:background-color="transparent"/>
    </style:style>
    <style:style style:name="P39" style:family="paragraph">
      <loext:graphic-properties draw:fill="none" draw:fill-color="#ffffff"/>
      <style:paragraph-properties style:writing-mode="lr-tb"/>
      <style:text-properties fo:color="#000000" style:font-name="Microsoft Sans Serif4" fo:font-size="10pt"/>
    </style:style>
    <style:style style:name="P40" style:family="paragraph">
      <style:paragraph-properties style:text-autospace="none"/>
    </style:style>
    <style:style style:name="T1" style:family="text">
      <style:text-properties style:font-name="DejaVu Sans Mono1" fo:font-size="36pt" fo:language="en" fo:country="US" style:text-underline-style="solid" style:text-underline-width="auto" style:text-underline-color="font-color" style:font-size-asian="36pt" style:font-size-complex="36pt"/>
    </style:style>
    <style:style style:name="T2" style:family="text">
      <style:text-properties style:font-name="DejaVu Sans Mono1" fo:font-size="36pt" style:text-underline-style="solid" style:text-underline-width="auto" style:text-underline-color="font-color" style:font-size-asian="36pt" style:font-size-complex="36pt"/>
    </style:style>
    <style:style style:name="T3" style:family="text">
      <style:text-properties style:font-name="DejaVu Sans Mono1"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style:font-name="DejaVu Sans Mono1" fo:font-size="8pt" style:text-underline-style="none" style:font-size-asian="8pt" style:font-size-complex="8pt"/>
    </style:style>
    <style:style style:name="T5" style:family="text">
      <style:text-properties style:font-name="DejaVu Sans Mono1" fo:font-size="16pt" style:text-underline-style="solid" style:text-underline-width="auto" style:text-underline-color="font-color" style:font-size-asian="12pt" style:font-size-complex="12pt"/>
    </style:style>
    <style:style style:name="T6" style:family="text">
      <style:text-properties style:font-name="Microsoft Sans Serif4" fo:font-size="11pt" fo:font-style="italic" style:font-size-asian="11pt" style:font-style-asian="italic" style:font-size-complex="11pt" style:font-style-complex="italic"/>
    </style:style>
    <style:style style:name="T7" style:family="text">
      <style:text-properties style:font-name="Microsoft Sans Serif4" fo:font-size="11pt" style:font-size-asian="11pt" style:font-size-complex="11pt"/>
    </style:style>
    <style:style style:name="T8" style:family="text">
      <style:text-properties style:use-window-font-color="true" style:font-name="Microsoft Sans Serif4" fo:font-size="11pt" style:letter-kerning="true" style:font-name-asian="Microsoft YaHei2" style:font-size-asian="11pt" style:font-name-complex="Lucida Sans3" style:font-size-complex="11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Microsoft Sans Serif4" fo:font-size="11pt" fo:font-style="normal" fo:text-shadow="none" style:text-underline-style="none" fo:font-weight="normal" style:letter-kerning="true" style:font-name-asian="Microsoft YaHei2" style:font-size-asian="11pt" style:font-style-asian="normal" style:font-weight-asian="normal" style:font-name-complex="Lucida 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Microsoft Sans Serif4" fo:font-size="11pt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Microsoft Sans Serif4" fo:font-size="11pt" fo:font-style="normal" fo:text-shadow="none" style:text-underline-style="none" fo:font-weight="normal" style:letter-kerning="true" style:font-name-asian="Microsoft Sans Serif1" style:font-size-asian="11pt" style:font-style-asian="normal" style:font-weight-asian="normal" style:font-name-complex="Microsoft Sans Serif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font-name="Microsoft Sans Serif4" fo:font-size="11pt" style:letter-kerning="true" style:font-name-asian="Microsoft Sans Serif1" style:font-size-asian="11pt" style:font-name-complex="Microsoft Sans Serif1" style:font-size-complex="11pt"/>
    </style:style>
    <style:style style:name="T13" style:family="text">
      <style:text-properties style:font-name="Microsoft Sans Serif4" fo:font-size="9pt" style:font-size-asian="9pt" style:font-size-complex="9pt"/>
    </style:style>
    <style:style style:name="T14" style:family="text">
      <style:text-properties style:use-window-font-color="true" style:font-name="Liberation Sans3" fo:font-size="11pt" style:letter-kerning="true" style:font-name-asian="Microsoft YaHei2" style:font-size-asian="11pt" style:font-name-complex="Lucida Sans3" style:font-size-complex="11pt"/>
    </style:style>
    <style:style style:name="T15" style:family="text">
      <style:text-properties style:use-window-font-color="true" style:font-name="Microsoft Sans Serif4" fo:font-size="11pt" style:letter-kerning="true" style:font-size-asian="11pt" style:font-size-complex="11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Microsoft Sans Serif1" fo:font-size="11pt" fo:font-style="normal" fo:text-shadow="none" style:text-underline-style="none" fo:font-weight="normal" style:letter-kerning="true" style:font-name-asian="Microsoft Sans Serif1" style:font-size-asian="11pt" style:font-style-asian="normal" style:font-weight-asian="normal" style:font-name-complex="Microsoft Sans Serif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Microsoft Sans Serif4" fo:font-size="11pt" fo:font-style="normal"/>
    </style:style>
    <style:style style:name="T18" style:family="text">
      <style:text-properties style:font-name="Microsoft Sans Serif4" fo:font-size="11pt" fo:font-style="italic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Microsoft Sans Serif4" fo:font-size="11pt" fo:font-style="italic" fo:text-shadow="none" style:text-underline-style="none" fo:font-weight="normal" style:letter-kerning="true" style:font-name-asian="Microsoft YaHei2" style:font-size-asian="18pt" style:font-style-asian="normal" style:font-weight-asian="normal" style:font-name-complex="Lucida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Microsoft Sans Serif4" fo:font-size="11pt" fo:font-style="italic" fo:text-shadow="none" style:text-underline-style="none" fo:font-weight="normal" style:letter-kerning="true" style:font-name-asian="Microsoft YaHei2" style:font-size-asian="11pt" style:font-style-asian="normal" style:font-weight-asian="normal" style:font-name-complex="Lucida 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Microsoft Sans Serif4" fo:font-size="11pt" fo:font-style="italic" fo:text-shadow="none" style:text-underline-style="solid" style:text-underline-width="auto" style:text-underline-color="font-color" fo:font-weight="normal" style:letter-kerning="true" style:font-name-asian="Microsoft YaHei2" style:font-size-asian="11pt" style:font-style-asian="normal" style:font-weight-asian="normal" style:font-name-complex="Lucida 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DejaVu Sans Mono1" fo:font-size="36pt" fo:language="en" fo:country="US" style:text-underline-style="solid" style:text-underline-width="auto" style:text-underline-color="font-color" style:font-size-asian="24pt" style:font-size-complex="24pt"/>
    </style:style>
    <style:style style:name="T23" style:family="text">
      <style:text-properties style:font-name="DejaVu Sans Mono1" fo:font-size="36pt" style:text-underline-style="solid" style:text-underline-width="auto" style:text-underline-color="font-color" style:font-size-asian="24pt" style:font-size-complex="24pt"/>
    </style:style>
    <style:style style:name="T24" style:family="text">
      <style:text-properties style:font-name="Microsoft Sans Serif4" fo:font-size="10pt" style:font-size-asian="11pt" style:font-size-complex="11pt"/>
    </style:style>
    <style:style style:name="T25" style:family="text">
      <style:text-properties style:font-name="Microsoft Sans Serif4" fo:font-size="4pt" style:font-size-asian="4pt" style:font-size-complex="4pt"/>
    </style:style>
    <style:style style:name="T26" style:family="text">
      <style:text-properties fo:font-variant="normal" fo:text-transform="none" fo:color="#0000ff" style:text-outline="false" style:text-line-through-style="none" style:text-line-through-type="none" style:font-name="Consolas" fo:font-size="9pt" fo:font-style="normal" fo:text-shadow="none" style:text-underline-style="none" fo:font-weight="normal" style:letter-kerning="true" style:font-name-asian="Consolas" style:font-size-asian="9pt" style:font-style-asian="normal" style:font-weight-asian="normal" style:font-name-complex="Consolas" style:font-size-complex="9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Consolas" fo:font-size="9pt" fo:font-style="normal" fo:text-shadow="none" style:text-underline-style="none" fo:font-weight="normal" style:letter-kerning="true" style:font-name-asian="Consolas" style:font-size-asian="9pt" style:font-style-asian="normal" style:font-weight-asian="normal" style:font-name-complex="Consolas" style:font-size-complex="9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2b91af" style:text-outline="false" style:text-line-through-style="none" style:text-line-through-type="none" style:font-name="Consolas" fo:font-size="9pt" fo:font-style="normal" fo:text-shadow="none" style:text-underline-style="none" fo:font-weight="normal" style:letter-kerning="true" style:font-name-asian="Consolas" style:font-size-asian="9pt" style:font-style-asian="normal" style:font-weight-asian="normal" style:font-name-complex="Consolas" style:font-size-complex="9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Microsoft Sans Serif4" fo:font-size="6pt" fo:font-style="normal" fo:text-shadow="none" style:text-underline-style="none" fo:font-weight="normal" style:letter-kerning="true" style:font-name-asian="Consolas" style:font-size-asian="6pt" style:font-style-asian="normal" style:font-weight-asian="normal" style:font-name-complex="Consolas" style:font-size-complex="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Microsoft Sans Serif4" fo:font-size="10pt" fo:font-style="normal" fo:text-shadow="none" style:text-underline-style="none" fo:font-weight="normal" style:letter-kerning="true" style:font-name-asian="Microsoft YaHei2" style:font-size-asian="10pt" style:font-style-asian="normal" style:font-weight-asian="normal" style:font-name-complex="Lucida Sans3" style:font-size-complex="1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2b91af" style:text-outline="false" style:text-line-through-style="none" style:text-line-through-type="none" style:font-name="Consolas1" fo:font-size="9pt" fo:font-style="normal" fo:text-shadow="none" style:text-underline-style="none" fo:font-weight="normal" style:letter-kerning="true" style:font-name-asian="Consolas" style:font-size-asian="9pt" style:font-style-asian="normal" style:font-weight-asian="normal" style:font-name-complex="Consolas" style:font-size-complex="9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Microsoft Sans Serif4" fo:font-size="10pt" fo:font-style="normal" fo:text-shadow="none" style:text-underline-style="none" fo:font-weight="normal" style:letter-kerning="true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Microsoft Sans Serif4" fo:font-size="10pt" fo:font-style="normal" fo:text-shadow="none" style:text-underline-style="none" fo:font-weight="bold" style:letter-kerning="true" style:font-name-asian="Consolas" style:font-size-asian="10pt" style:font-style-asian="normal" style:font-weight-asian="bold" style:font-name-complex="Consolas" style:font-size-complex="1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ff" style:text-outline="false" style:text-line-through-style="none" style:text-line-through-type="none" style:font-name="Consolas" fo:font-size="9pt" fo:font-style="normal" fo:text-shadow="none" style:text-underline-style="none" fo:font-weight="normal" style:letter-kerning="true" style:font-name-asian="Consolas" style:font-size-asian="11pt" style:font-style-asian="normal" style:font-weight-asian="normal" style:font-name-complex="Consola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Consolas" fo:font-size="9pt" fo:font-style="normal" fo:text-shadow="none" style:text-underline-style="none" fo:font-weight="normal" style:letter-kerning="true" style:font-name-asian="Consolas" style:font-size-asian="11pt" style:font-style-asian="normal" style:font-weight-asian="normal" style:font-name-complex="Consola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Microsoft Sans Serif4" fo:font-size="11pt" fo:font-style="normal" fo:text-shadow="none" style:text-underline-style="none" fo:font-weight="normal" style:letter-kerning="true" style:font-name-asian="Consolas" style:font-size-asian="11pt" style:font-style-asian="normal" style:font-weight-asian="normal" style:font-name-complex="Consola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Microsoft Sans Serif4" fo:font-size="11pt" fo:font-style="normal" fo:text-shadow="none" style:text-underline-style="none" fo:font-weight="bold" style:letter-kerning="true" style:font-name-asian="Consolas" style:font-size-asian="11pt" style:font-style-asian="normal" style:font-weight-asian="bold" style:font-name-complex="Consolas" style:font-size-complex="11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Microsoft Sans Serif4" fo:font-size="4pt" fo:font-style="normal" fo:text-shadow="none" style:text-underline-style="none" fo:font-weight="normal" style:letter-kerning="true" style:font-name-asian="Consolas" style:font-size-asian="4pt" style:font-style-asian="normal" style:font-weight-asian="normal" style:font-name-complex="Consolas" style:font-size-complex="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font-name="Microsoft Sans Serif4" fo:font-size="10pt" fo:font-style="italic" style:font-size-asian="10pt" style:font-style-asian="italic" style:font-size-complex="10pt" style:font-style-complex="italic"/>
    </style:style>
    <style:style style:name="T40" style:family="text">
      <style:text-properties style:use-window-font-color="true" style:font-name="Microsoft Sans Serif4" fo:font-size="10pt" fo:language="en" fo:country="US" style:letter-kerning="true" style:font-name-asian="Arial" style:font-size-asian="10pt" style:language-asian="de" style:country-asian="CH" style:font-name-complex="Times New Roman" style:font-size-complex="10pt" style:language-complex="ar" style:country-complex="SA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Microsoft Sans Serif4" fo:font-size="10pt" fo:language="en" fo:country="US" fo:font-style="normal" fo:text-shadow="none" style:text-underline-style="none" fo:font-weight="normal" style:letter-kerning="true" style:font-name-asian="Arial" style:font-size-asian="10pt" style:language-asian="de" style:country-asian="CH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use-window-font-color="true" style:font-name="Liberation Sans3" fo:font-size="10pt" style:letter-kerning="true" style:font-name-asian="Microsoft YaHei2" style:font-size-asian="10pt" style:font-name-complex="Lucida Sans3" style:font-size-complex="10pt"/>
    </style:style>
    <style:style style:name="T43" style:family="text">
      <style:text-properties style:use-window-font-color="true" style:font-name="Microsoft Sans Serif4" fo:font-size="10pt" style:letter-kerning="true" style:font-name-asian="Microsoft YaHei2" style:font-size-asian="10pt" style:font-name-complex="Lucida Sans3" style:font-size-complex="10pt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Microsoft Sans Serif4" fo:font-size="10pt" fo:font-style="italic" fo:text-shadow="none" style:text-underline-style="none" fo:font-weight="normal" style:letter-kerning="true" style:font-name-asian="Microsoft YaHei2" style:font-size-asian="11pt" style:font-style-asian="normal" style:font-weight-asian="normal" style:font-name-complex="Lucida 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font-name="Microsoft Sans Serif4" fo:font-size="10pt" fo:font-style="italic" style:font-size-asian="11pt" style:font-size-complex="11pt"/>
    </style:style>
    <style:style style:name="T46" style:family="text">
      <style:text-properties fo:font-variant="normal" fo:text-transform="none" fo:color="#0000ff" style:text-outline="false" style:text-line-through-style="none" style:text-line-through-type="none" style:font-name="Consolas1" fo:font-size="9pt" fo:font-style="normal" fo:text-shadow="none" style:text-underline-style="none" fo:font-weight="normal" style:letter-kerning="true" fo:background-color="transparent" style:font-name-asian="Consolas" style:font-size-asian="9pt" style:font-style-asian="normal" style:font-weight-asian="normal" style:font-name-complex="Consolas" style:font-size-complex="9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Consolas1" fo:font-size="9pt" fo:font-style="normal" fo:text-shadow="none" style:text-underline-style="none" fo:font-weight="normal" style:letter-kerning="true" fo:background-color="transparent" style:font-name-asian="Consolas" style:font-size-asian="9pt" style:font-style-asian="normal" style:font-weight-asian="normal" style:font-name-complex="Consolas" style:font-size-complex="9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Consolas" fo:font-size="9pt" fo:font-style="normal" fo:text-shadow="none" style:text-underline-style="none" fo:font-weight="normal" style:letter-kerning="true" fo:background-color="transparent" style:font-name-asian="Consolas" style:font-size-asian="9pt" style:font-style-asian="normal" style:font-weight-asian="normal" style:font-name-complex="Consolas" style:font-size-complex="9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ff" style:text-outline="false" style:text-line-through-style="none" style:text-line-through-type="none" style:font-name="Consolas" fo:font-size="9pt" fo:font-style="normal" fo:text-shadow="none" style:text-underline-style="none" fo:font-weight="normal" style:letter-kerning="true" fo:background-color="transparent" style:font-name-asian="Consolas" style:font-size-asian="9pt" style:font-style-asian="normal" style:font-weight-asian="normal" style:font-name-complex="Consolas" style:font-size-complex="9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2b91af" style:text-outline="false" style:text-line-through-style="none" style:text-line-through-type="none" style:font-name="Consolas" fo:font-size="9pt" fo:font-style="normal" fo:text-shadow="none" style:text-underline-style="none" fo:font-weight="normal" style:letter-kerning="true" fo:background-color="transparent" style:font-name-asian="Consolas" style:font-size-asian="9pt" style:font-style-asian="normal" style:font-weight-asian="normal" style:font-name-complex="Consolas" style:font-size-complex="9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use-window-font-color="true" style:font-name="Microsoft Sans Serif4" fo:font-size="10pt" fo:language="en" fo:country="US" style:letter-kerning="true" style:font-name-asian="Microsoft YaHei2" style:font-size-asian="10pt" style:language-asian="de" style:country-asian="CH" style:font-name-complex="Lucida Sans3" style:font-size-complex="10pt" style:language-complex="ar" style:country-complex="SA"/>
    </style:style>
    <style:style style:name="T52" style:family="text">
      <style:text-properties style:font-name="Microsoft Sans Serif4" fo:font-size="10pt" style:font-size-asian="10pt" style:font-size-complex="10pt"/>
    </style:style>
    <style:style style:name="T53" style:family="text">
      <style:text-properties style:use-window-font-color="true" style:font-name="Microsoft Sans Serif4" fo:font-size="10pt" fo:language="en" fo:country="US" style:letter-kerning="true" style:font-size-asian="10pt" style:language-asian="de" style:country-asian="CH" style:font-size-complex="10pt" style:language-complex="ar" style:country-complex="SA"/>
    </style:style>
    <style:style style:name="T54" style:family="text">
      <style:text-properties fo:font-variant="normal" fo:text-transform="none" fo:color="#0000ff" style:text-outline="false" style:text-line-through-style="none" style:text-line-through-type="none" style:font-name="Consolas1" fo:font-size="9pt" fo:font-style="normal" fo:text-shadow="none" style:text-underline-style="none" fo:font-weight="normal" style:letter-kerning="true" style:font-name-asian="Consolas" style:font-size-asian="9pt" style:font-style-asian="normal" style:font-weight-asian="normal" style:font-name-complex="Consolas" style:font-size-complex="9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font-name="Consolas1" fo:font-size="9pt" fo:font-style="normal" fo:text-shadow="none" style:text-underline-style="none" fo:font-weight="normal" style:letter-kerning="true" style:font-name-asian="Consolas" style:font-size-asian="9pt" style:font-style-asian="normal" style:font-weight-asian="normal" style:font-name-complex="Consolas" style:font-size-complex="9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00ff" style:font-name="Consolas1" fo:font-size="9pt" style:letter-kerning="true" style:font-name-asian="Consolas" style:font-size-asian="9pt" style:font-name-complex="Consolas" style:font-size-complex="9pt"/>
    </style:style>
    <style:style style:name="T57" style:family="text">
      <style:text-properties fo:color="#000000" style:font-name="Consolas1" fo:font-size="9pt" style:letter-kerning="true" style:font-name-asian="Consolas" style:font-size-asian="9pt" style:font-name-complex="Consolas" style:font-size-complex="9pt"/>
    </style:style>
    <style:style style:name="T58" style:family="text">
      <style:text-properties fo:color="#2b91af" style:font-name="Consolas1" fo:font-size="9pt" style:letter-kerning="true" style:font-name-asian="Consolas" style:font-size-asian="9pt" style:font-name-complex="Consolas" style:font-size-complex="9pt"/>
    </style:style>
    <style:style style:name="T59" style:family="text">
      <style:text-properties style:use-window-font-color="true" style:font-name="Microsoft Sans Serif4" fo:font-size="10pt" fo:language="en" fo:country="US" style:letter-kerning="true" fo:background-color="transparent" style:font-name-asian="Arial" style:font-size-asian="10pt" style:language-asian="de" style:country-asian="CH" style:font-name-complex="Times New Roman" style:font-size-complex="10pt" style:language-complex="ar" style:country-complex="SA"/>
    </style:style>
    <style:style style:name="T60" style:family="text">
      <style:text-properties style:use-window-font-color="true" style:font-name="Microsoft Sans Serif4" fo:font-size="10pt" fo:language="en" fo:country="US" style:letter-kerning="true" fo:background-color="transparent" style:font-name-asian="Microsoft YaHei2" style:font-size-asian="10pt" style:language-asian="de" style:country-asian="CH" style:font-name-complex="Lucida Sans3" style:font-size-complex="10pt" style:language-complex="ar" style:country-complex="SA"/>
    </style:style>
    <style:style style:name="T61" style:family="text">
      <style:text-properties style:font-name="Microsoft Sans Serif4" fo:font-size="10pt" fo:background-color="transparent" style:font-size-asian="10pt" style:font-size-complex="10pt"/>
    </style:style>
    <style:style style:name="T62" style:family="text">
      <style:text-properties fo:color="#000000" style:font-name="Microsoft Sans Serif4" fo:font-size="10pt" style:font-size-asian="11pt" style:font-size-complex="11pt"/>
    </style:style>
    <style:style style:name="T63" style:family="text">
      <style:text-properties fo:font-variant="normal" fo:text-transform="none" fo:color="#000000" style:text-outline="false" style:text-line-through-style="none" style:text-line-through-type="none" style:font-name="Microsoft Sans Serif4" fo:font-size="10pt" fo:font-style="normal" fo:text-shadow="none" style:text-underline-style="none" fo:font-weight="normal" style:letter-kerning="true" style:font-name-asian="Consolas" style:font-size-asian="11pt" style:font-style-asian="normal" style:font-weight-asian="normal" style:font-name-complex="Consolas" style:font-size-complex="11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8000" style:text-outline="false" style:text-line-through-style="none" style:text-line-through-type="none" style:font-name="Consolas1" fo:font-size="9pt" fo:font-style="normal" fo:text-shadow="none" style:text-underline-style="none" fo:font-weight="normal" style:letter-kerning="true" style:font-name-asian="Consolas" style:font-size-asian="9pt" style:font-style-asian="normal" style:font-weight-asian="normal" style:font-name-complex="Consolas" style:font-size-complex="9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letter-kerning="true" fo:background-color="transparent" style:font-name-asian="Consolas" style:font-size-asian="11pt" style:language-asian="de" style:country-asian="CH" style:font-style-asian="normal" style:font-weight-asian="normal" style:font-name-complex="Consolas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use-window-font-color="true" style:font-name="Microsoft Sans Serif4" fo:font-size="4pt" fo:language="en" fo:country="US" style:letter-kerning="true" style:font-name-asian="Microsoft YaHei2" style:font-size-asian="4pt" style:language-asian="de" style:country-asian="CH" style:font-name-complex="Lucida Sans3" style:font-size-complex="4pt" style:language-complex="ar" style:country-complex="SA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Microsoft Sans Serif4" fo:font-size="10pt" fo:language="en" fo:country="US" fo:font-style="normal" fo:text-shadow="none" style:text-underline-style="none" fo:font-weight="normal" style:letter-kerning="true" style:font-name-asian="Microsoft YaHei2" style:font-size-asian="10pt" style:language-asian="de" style:country-asian="CH" style:font-style-asian="normal" style:font-weight-asian="normal" style:font-name-complex="Lucida Sans3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1.995cm" svg:height="1.729cm" svg:x="29cm" svg:y="0.7cm">
          <draw:text-box>
            <text:p text:style-name="P1"><text:span text:style-name="T1">Quick</text:span><text:span text:style-name="T2"> Reference</text:span></text:p>
          </draw:text-box>
        </draw:frame>
        <draw:frame draw:style-name="gr2" draw:text-style-name="P3" draw:layer="layout" svg:width="7.275cm" svg:height="2.381cm" svg:x="1cm" svg:y="0.694cm">
          <draw:text-box>
            <text:p text:style-name="P1"><text:span text:style-name="T2">YAT</text:span></text:p>
            <text:p text:style-name="P1"><text:span text:style-name="T3">Yet Another Terminal</text:span></text:p>
          </draw:text-box>
        </draw:frame>
        <draw:frame draw:style-name="gr3" draw:text-style-name="P6" draw:layer="layout" svg:width="6.09cm" svg:height="0.911cm" svg:x="34.9cm" svg:y="28.7cm">
          <draw:text-box>
            <text:p text:style-name="P4"><text:span text:style-name="T4">Quick Reference 1.0 :: 2021-05-15</text:span></text:p>
            <text:p text:style-name="P5"><text:span text:style-name="T4">YAT 2.4.1 :: and above </text:span></text:p>
          </draw:text-box>
        </draw:frame>
        <draw:frame draw:style-name="gr4" draw:text-style-name="P7" draw:layer="layout" svg:width="2.365cm" svg:height="0.581cm" svg:x="1cm" svg:y="28.7cm">
          <draw:text-box>
            <text:p text:style-name="P1"><text:span text:style-name="T4">Page 1 of 2</text:span></text:p>
          </draw:text-box>
        </draw:frame>
        <draw:frame draw:style-name="gr5" draw:text-style-name="P9" draw:layer="layout" svg:width="3.211cm" svg:height="0.903cm" draw:transform="rotate (1.5707963267949) translate (1.024cm 20.286cm)">
          <draw:text-box>
            <text:p text:style-name="P8"><text:span text:style-name="T5">Keywords</text:span></text:p>
          </draw:text-box>
        </draw:frame>
        <draw:frame draw:style-name="gr6" draw:text-style-name="P9" draw:layer="layout" svg:width="4.227cm" svg:height="0.903cm" draw:transform="rotate (1.5707963267949) translate (3cm 8.427cm)">
          <draw:text-box>
            <text:p text:style-name="P8"><text:span text:style-name="T5">Send Format</text:span></text:p>
          </draw:text-box>
        </draw:frame>
        <draw:frame draw:style-name="gr7" draw:text-style-name="P10" draw:layer="layout" svg:width="7.614cm" svg:height="0.903cm" draw:transform="rotate (1.5707963267949) translate (24cm 11.314cm)">
          <draw:text-box>
            <text:p text:style-name="P4"><text:span text:style-name="T5">Actions and Shortcuts</text:span></text:p>
          </draw:text-box>
        </draw:frame>
        <draw:frame draw:style-name="standard" draw:layer="layout" svg:width="15.922cm" svg:height="17.897cm" svg:x="24.972cm" svg:y="3.18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6">Scope</text:span></text:p>
              </table:table-cell>
              <table:table-cell table:style-name="ce2">
                <text:p text:style-name="P11"><text:span text:style-name="T6">Action</text:span></text:p>
              </table:table-cell>
              <table:table-cell>
                <text:p text:style-name="P12"><text:span text:style-name="T6">Shortcut</text:span></text:p>
              </table:table-cell>
              <table:table-cell table:style-name="ce2">
                <text:p text:style-name="P11"><text:span text:style-name="T6">Action</text:span></text:p>
              </table:table-cell>
              <table:table-cell>
                <text:p text:style-name="P12"><text:span text:style-name="T6">Shortcut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7">Terminal</text:span></text:p>
              </table:table-cell>
              <table:table-cell table:style-name="ce4">
                <text:p text:style-name="P14"><text:span text:style-name="T7">Edit Text</text:span></text:p>
              </table:table-cell>
              <table:table-cell>
                <text:p text:style-name="P13"><text:span text:style-name="T7">Alt+E</text:span></text:p>
              </table:table-cell>
              <table:table-cell table:style-name="ce4">
                <text:p text:style-name="P14"><text:span text:style-name="T8">Send Text</text:span><text:span text:style-name="T8"><text:line-break/></text:span><text:span text:style-name="T7">Send Text w/o EOL</text:span></text:p>
              </table:table-cell>
              <table:table-cell>
                <text:p text:style-name="P13"><text:span text:style-name="T7">F3</text:span><text:span text:style-name="T7"><text:line-break/></text:span><text:span text:style-name="T7">Ctrl+F3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14"><text:span text:style-name="T7">Toggle Keep Text</text:span></text:p>
              </table:table-cell>
              <table:table-cell>
                <text:p text:style-name="P13"><text:span text:style-name="T7">Ctrl+Shift+K</text:span></text:p>
              </table:table-cell>
              <table:table-cell table:style-name="ce4">
                <text:p text:style-name="P14"><text:span text:style-name="T7">Toggle Send Imme.</text:span></text:p>
              </table:table-cell>
              <table:table-cell>
                <text:p text:style-name="P13"><text:span text:style-name="T7">Ctrl+Shift+I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14"><text:span text:style-name="T7">Select File</text:span></text:p>
              </table:table-cell>
              <table:table-cell>
                <text:p text:style-name="P13"><text:span text:style-name="T7">Alt+I</text:span></text:p>
              </table:table-cell>
              <table:table-cell table:style-name="ce4">
                <text:p text:style-name="P14"><text:span text:style-name="T7">Send File</text:span></text:p>
              </table:table-cell>
              <table:table-cell>
                <text:p text:style-name="P13"><text:span text:style-name="T7">F4</text:span></text:p>
              </table:table-cell>
            </table:table-row>
            <table:table-row table:style-name="ro2" table:default-cell-style-name="ce3">
              <table:table-cell/>
              <table:table-cell table:style-name="ce5">
                <text:p text:style-name="P15"><text:span text:style-name="T9">Open/Start</text:span><text:span text:style-name="T9"><text:line-break/></text:span><text:span text:style-name="T9">Close/Stop</text:span></text:p>
              </table:table-cell>
              <table:table-cell>
                <text:p text:style-name="P13"><text:span text:style-name="T8">Ctrl+Shift+O</text:span><text:span text:style-name="T8"><text:line-break/></text:span><text:span text:style-name="T7">Ctrl+Shift+C</text:span></text:p>
              </table:table-cell>
              <table:table-cell table:style-name="ce4">
                <text:p text:style-name="P14"><text:span text:style-name="T7">Break Operation</text:span></text:p>
              </table:table-cell>
              <table:table-cell>
                <text:p text:style-name="P13"><text:span text:style-name="T7">Ctrl+B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14"><text:span text:style-name="T7">Toggle Formatting</text:span></text:p>
              </table:table-cell>
              <table:table-cell>
                <text:p text:style-name="P13"><text:span text:style-name="T8">Ctrl+Shift+T</text:span></text:p>
              </table:table-cell>
              <table:table-cell table:style-name="ce4">
                <text:p text:style-name="P14"><text:span text:style-name="T7">Settings...</text:span></text:p>
              </table:table-cell>
              <table:table-cell>
                <text:p text:style-name="P13"><text:span text:style-name="T7">Ctrl+Shift+S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Predefined</text:span></text:p>
              </table:table-cell>
              <table:table-cell table:style-name="ce5">
                <text:p text:style-name="P15"><text:span text:style-name="T7">Page</text:span></text:p>
              </table:table-cell>
              <table:table-cell>
                <text:p text:style-name="P13"><text:span text:style-name="T7">Ctrl+&lt;i&gt;</text:span></text:p>
              </table:table-cell>
              <table:table-cell table:style-name="ce5">
                <text:p text:style-name="P15"><text:span text:style-name="T7">Define...</text:span></text:p>
              </table:table-cell>
              <table:table-cell>
                <text:p text:style-name="P13"><text:span text:style-name="T7">Ctrl+Shift+D</text:span></text:p>
              </table:table-cell>
            </table:table-row>
            <table:table-row table:style-name="ro2" table:default-cell-style-name="ce3">
              <table:table-cell/>
              <table:table-cell table:style-name="ce4">
                <text:p text:style-name="P14"><text:span text:style-name="T7">Page Next</text:span><text:span text:style-name="T7"><text:line-break/></text:span><text:span text:style-name="T7">Page Previous</text:span></text:p>
              </table:table-cell>
              <table:table-cell table:style-name="ce6">
                <text:p text:style-name="P16"><text:span text:style-name="T10">Ctrl+Alt+</text:span><text:span text:style-name="T11">→</text:span><text:span text:style-name="T11"><text:line-break/></text:span><text:span text:style-name="T11">Ctrl+Alt+</text:span><text:span text:style-name="T12">←</text:span></text:p>
              </table:table-cell>
              <table:table-cell table:style-name="ce4">
                <text:p text:style-name="P14"><text:span text:style-name="T7">Send</text:span><text:span text:style-name="T7"><text:line-break/></text:span><text:span text:style-name="T7">Copy</text:span></text:p>
              </table:table-cell>
              <table:table-cell>
                <text:p text:style-name="P13"><text:span text:style-name="T7">Shift+F&lt;i&gt;</text:span><text:span text:style-name="T7"><text:line-break/></text:span><text:span text:style-name="T7">Ctrl+Shift+F&lt;i&gt;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7">Monitor</text:span></text:p>
              </table:table-cell>
              <table:table-cell table:style-name="ce5">
                <text:p text:style-name="P15"><text:span text:style-name="T8">Clear</text:span><text:span text:style-name="T8"><text:line-break/></text:span><text:span text:style-name="T13">All Terminals</text:span><text:span text:style-name="T7"> Clear</text:span></text:p>
              </table:table-cell>
              <table:table-cell>
                <text:p text:style-name="P13"><text:span text:style-name="T8">Ctrl+L</text:span><text:span text:style-name="T8"><text:line-break/></text:span><text:span text:style-name="T7">Ctrl+E</text:span></text:p>
              </table:table-cell>
              <table:table-cell table:style-name="ce4">
                <text:p text:style-name="P14"><text:span text:style-name="T8">Refresh</text:span><text:span text:style-name="T8"><text:line-break/></text:span><text:span text:style-name="T13">All Terminals</text:span><text:span text:style-name="T7"> Refresh</text:span></text:p>
              </table:table-cell>
              <table:table-cell>
                <text:p text:style-name="P13"><text:span text:style-name="T7">F5</text:span><text:span text:style-name="T7"><text:line-break/></text:span><text:span text:style-name="T7">Ctrl+F5</text:span></text:p>
              </table:table-cell>
            </table:table-row>
            <table:table-row table:style-name="ro2" table:default-cell-style-name="ce3">
              <table:table-cell/>
              <table:table-cell table:style-name="ce4">
                <text:p text:style-name="P14"><text:span text:style-name="T7">Select All</text:span><text:span text:style-name="T7"><text:line-break/></text:span><text:span text:style-name="T7">Select None</text:span></text:p>
              </table:table-cell>
              <table:table-cell>
                <text:p text:style-name="P13"><text:span text:style-name="T7">Ctrl+A</text:span><text:span text:style-name="T7"><text:line-break/></text:span><text:span text:style-name="T7">Ctrl+N</text:span></text:p>
              </table:table-cell>
              <table:table-cell table:style-name="ce4">
                <text:p text:style-name="P14"><text:span text:style-name="T8">Copy to Clipboard</text:span><text:span text:style-name="T8"><text:line-break/></text:span><text:span text:style-name="T7">Save to File...</text:span></text:p>
              </table:table-cell>
              <table:table-cell>
                <text:p text:style-name="P13"><text:span text:style-name="T7">Ctrl+C</text:span><text:span text:style-name="T7"><text:line-break/></text:span><text:span text:style-name="T7">Ctrl+T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14"><text:span text:style-name="T7">Find</text:span></text:p>
              </table:table-cell>
              <table:table-cell>
                <text:p text:style-name="P13"><text:span text:style-name="T7">Ctrl+F</text:span></text:p>
              </table:table-cell>
              <table:table-cell table:style-name="ce4">
                <text:p text:style-name="P14"><text:span text:style-name="T7">Print...</text:span></text:p>
              </table:table-cell>
              <table:table-cell>
                <text:p text:style-name="P13"><text:span text:style-name="T7">Ctrl+P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7">Find</text:span></text:p>
              </table:table-cell>
              <table:table-cell table:style-name="ce4">
                <text:p text:style-name="P14"><text:span text:style-name="T7">Case Sensitive</text:span><text:span text:style-name="T7"><text:line-break/></text:span><text:span text:style-name="T7">Whole Word</text:span><text:span text:style-name="T7"><text:line-break/></text:span><text:span text:style-name="T7">Regular Express.</text:span></text:p>
              </table:table-cell>
              <table:table-cell>
                <text:p text:style-name="P13"><text:span text:style-name="T7">Alt+C</text:span><text:span text:style-name="T7"><text:line-break/></text:span><text:span text:style-name="T7">Alt+W</text:span><text:span text:style-name="T7"><text:line-break/></text:span><text:span text:style-name="T7">Alt+E</text:span></text:p>
              </table:table-cell>
              <table:table-cell table:style-name="ce4">
                <text:p text:style-name="P14"><text:span text:style-name="T7">Next</text:span><text:span text:style-name="T7"><text:line-break/></text:span><text:span text:style-name="T7">Previous</text:span></text:p>
                <text:p text:style-name="P14"><text:span text:style-name="T7">All</text:span></text:p>
              </table:table-cell>
              <table:table-cell>
                <text:p text:style-name="P13"><text:span text:style-name="T8">Alt[+Shift]+N</text:span><text:span text:style-name="T8"><text:line-break/></text:span><text:span text:style-name="T8">Alt</text:span><text:span text:style-name="T7">[+Shift]+P</text:span></text:p>
                <text:p text:style-name="P13"><text:span text:style-name="T8">Alt</text:span><text:span text:style-name="T7">[+Shift]+L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7">Log</text:span></text:p>
              </table:table-cell>
              <table:table-cell table:style-name="ce4">
                <text:p text:style-name="P14"><text:span text:style-name="T7">On</text:span><text:span text:style-name="T7"><text:line-break/></text:span><text:span text:style-name="T7">Off</text:span></text:p>
              </table:table-cell>
              <table:table-cell>
                <text:p text:style-name="P13"><text:span text:style-name="T8">Ctrl+Shift+N</text:span><text:span text:style-name="T8"><text:line-break/></text:span><text:span text:style-name="T7">Ctrl+Shift+F</text:span></text:p>
              </table:table-cell>
              <table:table-cell table:style-name="ce4">
                <text:p text:style-name="P14"><text:span text:style-name="T7">Settings...</text:span></text:p>
              </table:table-cell>
              <table:table-cell>
                <text:p text:style-name="P13"><text:span text:style-name="T7">Ctrl+Shift+L</text:span></text:p>
              </table:table-cell>
            </table:table-row>
            <table:table-row table:style-name="ro3" table:default-cell-style-name="ce5">
              <table:table-cell table:style-name="ce3">
                <text:p text:style-name="P13"><text:span text:style-name="T7">Window</text:span></text:p>
              </table:table-cell>
              <table:table-cell>
                <text:p text:style-name="P15"><text:span text:style-name="T9">Automatic Layout</text:span><text:span text:style-name="T9"><text:line-break/></text:span><text:span text:style-name="T9">Tile Horizontal</text:span><text:span text:style-name="T9"><text:line-break/></text:span><text:span text:style-name="T9">Tile Vertical</text:span></text:p>
              </table:table-cell>
              <table:table-cell table:style-name="ce6">
                <text:p text:style-name="P16"><text:span text:style-name="T9">Alt+Shift+A</text:span><text:span text:style-name="T9"><text:line-break/></text:span><text:span text:style-name="T9">Alt+Shift+H</text:span><text:span text:style-name="T9"><text:line-break/></text:span><text:span text:style-name="T7">Alt+Shift+V</text:span></text:p>
              </table:table-cell>
              <table:table-cell>
                <text:p text:style-name="P15"><text:span text:style-name="T9">Cascade</text:span><text:span text:style-name="T9"><text:line-break/></text:span><text:span text:style-name="T9">Minimze</text:span><text:span text:style-name="T9"><text:line-break/></text:span><text:span text:style-name="T9">Maximize</text:span></text:p>
              </table:table-cell>
              <table:table-cell table:style-name="ce6">
                <text:p text:style-name="P16"><text:span text:style-name="T9">Alt+Shift+C</text:span><text:span text:style-name="T9"><text:line-break/></text:span><text:span text:style-name="T9">Alt+Shift+I</text:span><text:span text:style-name="T9"><text:line-break/></text:span><text:span text:style-name="T7">Alt+Shift+X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7">Workspace</text:span></text:p>
              </table:table-cell>
              <table:table-cell table:style-name="ce4">
                <text:p text:style-name="P14"><text:span text:style-name="T7">New Terminal…</text:span><text:span text:style-name="T7"><text:line-break/></text:span><text:span text:style-name="T7">Open Terminal</text:span><text:span text:style-name="T7"><text:line-break/></text:span><text:span text:style-name="T7"/></text:p>
              </table:table-cell>
              <table:table-cell>
                <text:p text:style-name="P13"><text:span text:style-name="T8">Ctrl+N</text:span><text:span text:style-name="T8"><text:line-break/></text:span><text:span text:style-name="T8">Ctrl+O</text:span></text:p>
              </table:table-cell>
              <table:table-cell table:style-name="ce4">
                <text:p text:style-name="P14"><text:span text:style-name="T7">Save Terminal</text:span><text:span text:style-name="T7"><text:line-break/></text:span><text:span text:style-name="T7">Save All Terminals</text:span><text:span text:style-name="T7"><text:line-break/></text:span><text:span text:style-name="T7">Save Workspace</text:span></text:p>
              </table:table-cell>
              <table:table-cell>
                <text:p text:style-name="P13"><text:span text:style-name="T8">Ctrl+S</text:span><text:span text:style-name="T8"><text:line-break/></text:span><text:span text:style-name="T7">Ctrl+Shift+A</text:span><text:span text:style-name="T7"><text:line-break/></text:span><text:span text:style-name="T7">Ctrl+Shift+W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14"><text:span text:style-name="T7">Close Terminal</text:span></text:p>
              </table:table-cell>
              <table:table-cell>
                <text:p text:style-name="P13"><text:span text:style-name="T8">Ctrl+F4</text:span></text:p>
              </table:table-cell>
              <table:table-cell table:style-name="ce4">
                <text:p text:style-name="P14"><text:span text:style-name="T7">Toggle Terminals</text:span></text:p>
              </table:table-cell>
              <table:table-cell>
                <text:p text:style-name="P13"><text:span text:style-name="T8">Ctrl+TAB</text:span></text:p>
              </table:table-cell>
            </table:table-row>
            <table:table-row table:style-name="ro1" table:default-cell-style-name="ce5">
              <table:table-cell table:style-name="ce3">
                <text:p text:style-name="P13"><text:span text:style-name="T7">Application</text:span></text:p>
              </table:table-cell>
              <table:table-cell>
                <text:p text:style-name="P15"><text:span text:style-name="T9">Exit</text:span></text:p>
              </table:table-cell>
              <table:table-cell table:style-name="ce6">
                <text:p text:style-name="P16"><text:span text:style-name="T7">Alt+F4</text:span></text:p>
              </table:table-cell>
              <table:table-cell>
                <text:p text:style-name="P15"><text:span text:style-name="T7">Always On Top</text:span></text:p>
              </table:table-cell>
              <table:table-cell table:style-name="ce6">
                <text:p text:style-name="P16"><text:span text:style-name="T7">Alt+Shift+T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Help</text:span></text:p>
              </table:table-cell>
              <table:table-cell table:style-name="ce4">
                <text:p text:style-name="P14"><text:span text:style-name="T7">Contents...</text:span></text:p>
              </table:table-cell>
              <table:table-cell>
                <text:p text:style-name="P13"><text:span text:style-name="T7">F1</text:span></text:p>
              </table:table-cell>
              <table:table-cell table:style-name="ce4"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5.665cm" svg:height="11.409cm" svg:x="3.962cm" svg:y="3.7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><text:span text:style-name="T6">Radix</text:span></text:p>
              </table:table-cell>
              <table:table-cell table:style-name="ce2">
                <text:p text:style-name="P11"><text:span text:style-name="T6">Escape</text:span></text:p>
              </table:table-cell>
              <table:table-cell>
                <text:p text:style-name="P12"><text:span text:style-name="T6">Example</text:span></text:p>
              </table:table-cell>
              <table:table-cell>
                <text:p text:style-name="P12"><text:span text:style-name="T6">Remarks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7">String</text:span></text:p>
              </table:table-cell>
              <table:table-cell table:style-name="ce4">
                <text:p text:style-name="P14"><text:span text:style-name="T7"><text:line-break/></text:span><text:span text:style-name="T7">\s(…)</text:span></text:p>
              </table:table-cell>
              <table:table-cell>
                <text:p text:style-name="P13"><text:span text:style-name="T7">OK</text:span><text:span text:style-name="T7"><text:line-break/></text:span><text:span text:style-name="T7">\s(OK)</text:span></text:p>
              </table:table-cell>
              <table:table-cell>
                <text:p text:style-name="P13"><text:span text:style-name="T7">Default, no escape needed.</text:span><text:span text:style-name="T7"><text:line-break/></text:span><text:span text:style-name="T7">[Explicit Default Radix] to change default.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7">Character</text:span></text:p>
              </table:table-cell>
              <table:table-cell table:style-name="ce4">
                <text:p text:style-name="P14"><text:span text:style-name="T7">\c(…)</text:span></text:p>
              </table:table-cell>
              <table:table-cell>
                <text:p text:style-name="P13"><text:span text:style-name="T7">\c(O)\c(K)</text:span><text:span text:style-name="T7"><text:line-break/></text:span><text:span text:style-name="T7">\c(O K)</text:span></text:p>
              </table:table-cell>
              <table:table-cell table:style-name="ce6">
                <text:p text:style-name="P16"><text:span text:style-name="T9">Use \\ to send a backslash '\'.</text:span><text:span text:style-name="T9"><text:line-break/></text:span><text:span text:style-name="T7">Use \) to send a closing parenthesis ')'.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7">Unicode</text:span></text:p>
              </table:table-cell>
              <table:table-cell table:style-name="ce4">
                <text:p text:style-name="P14"><text:span text:style-name="T7">\U+</text:span><text:span text:style-name="T7"><text:line-break/></text:span><text:span text:style-name="T7">\U(…)</text:span><text:span text:style-name="T7"><text:line-break/></text:span><text:span text:style-name="T7">\u</text:span></text:p>
              </table:table-cell>
              <table:table-cell>
                <text:p text:style-name="P13"><text:span text:style-name="T9">\U+20AC</text:span><text:span text:style-name="T9"><text:line-break/></text:span><text:span text:style-name="T8">\U(20AC)</text:span><text:span text:style-name="T8"><text:line-break/></text:span><text:span text:style-name="T7">\u20AC</text:span></text:p>
              </table:table-cell>
              <table:table-cell>
                <text:p text:style-name="P13"><text:span text:style-name="T7"><text:line-break/></text:span><text:span text:style-name="T7"><text:line-break/></text:span><text:span text:style-name="T7">C-style.</text:span></text:p>
              </table:table-cell>
            </table:table-row>
            <table:table-row table:style-name="ro4" table:default-cell-style-name="ce3">
              <table:table-cell>
                <text:p text:style-name="P13"><text:span text:style-name="T7">Hexadecimal</text:span></text:p>
              </table:table-cell>
              <table:table-cell table:style-name="ce5">
                <text:p text:style-name="P15"><text:span text:style-name="T9">\h(…)</text:span><text:span text:style-name="T9"><text:line-break/></text:span><text:span text:style-name="T9"><text:line-break/></text:span><text:span text:style-name="T9">\0x…</text:span><text:span text:style-name="T9"><text:line-break/></text:span><text:span text:style-name="T9">\x…</text:span></text:p>
              </table:table-cell>
              <table:table-cell>
                <text:p text:style-name="P13"><text:span text:style-name="T8">\h(4F 4B)</text:span><text:span text:style-name="T8"><text:line-break/></text:span><text:span text:style-name="T8">\h(4F4B)</text:span><text:span text:style-name="T8"><text:line-break/></text:span><text:span text:style-name="T8">\0x4F\0x4B</text:span><text:span text:style-name="T8"><text:line-break/></text:span><text:span text:style-name="T8">\x4F\x4B</text:span></text:p>
              </table:table-cell>
              <table:table-cell>
                <text:p text:style-name="P13"><text:span text:style-name="T8"><text:line-break/></text:span><text:span text:style-name="T8"><text:line-break/></text:span><text:span text:style-name="T8"><text:line-break/></text:span><text:span text:style-name="T7">C-style.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Decimal</text:span></text:p>
              </table:table-cell>
              <table:table-cell table:style-name="ce5">
                <text:p text:style-name="P15"><text:span text:style-name="T7">\d(…)</text:span></text:p>
              </table:table-cell>
              <table:table-cell>
                <text:p text:style-name="P13"><text:span text:style-name="T8">\d(79 75)</text:span></text:p>
              </table:table-cell>
              <table:table-cell/>
            </table:table-row>
            <table:table-row table:style-name="ro2" table:default-cell-style-name="ce3">
              <table:table-cell>
                <text:p text:style-name="P13"><text:span text:style-name="T7">Octal</text:span></text:p>
              </table:table-cell>
              <table:table-cell table:style-name="ce5">
                <text:p text:style-name="P15"><text:span text:style-name="T7">\o(…)</text:span><text:span text:style-name="T7"><text:line-break/></text:span><text:span text:style-name="T7">\0…</text:span></text:p>
              </table:table-cell>
              <table:table-cell>
                <text:p text:style-name="P13"><text:span text:style-name="T8">\o(117)\o(113)</text:span><text:span text:style-name="T8"><text:line-break/></text:span><text:span text:style-name="T7">\0117\0113</text:span></text:p>
              </table:table-cell>
              <table:table-cell>
                <text:p text:style-name="P13"><text:span text:style-name="T7"><text:line-break/></text:span><text:span text:style-name="T7">C-style.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7">Binary</text:span></text:p>
              </table:table-cell>
              <table:table-cell table:style-name="ce5">
                <text:p text:style-name="P15"><text:span text:style-name="T9">\b(…)</text:span><text:span text:style-name="T9"><text:line-break/></text:span><text:span text:style-name="T7">\0b…</text:span></text:p>
              </table:table-cell>
              <table:table-cell table:style-name="ce6">
                <text:p text:style-name="P16"><text:span text:style-name="T14">\b(01001111)</text:span><text:span text:style-name="T14"><text:line-break/></text:span><text:span text:style-name="T15">\0b01001111</text:span></text:p>
              </table:table-cell>
              <table:table-cell>
                <text:p text:style-name="P13"><text:span text:style-name="T7"/></text:p>
                <text:p text:style-name="P13"><text:span text:style-name="T7">C-style.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7">ASCII mnemonic</text:span></text:p>
              </table:table-cell>
              <table:table-cell table:style-name="ce5">
                <text:p text:style-name="P15"><text:span text:style-name="T8">&lt;</text:span><text:span text:style-name="T9">…</text:span><text:span text:style-name="T7">&gt;</text:span></text:p>
              </table:table-cell>
              <table:table-cell table:style-name="ce6">
                <text:p text:style-name="P16"><text:span text:style-name="T7">&lt;CR&gt;&lt;LF&gt;</text:span><text:span text:style-name="T7"><text:line-break/></text:span><text:span text:style-name="T7">&lt;TAB&gt;</text:span></text:p>
              </table:table-cell>
              <table:table-cell>
                <text:p text:style-name="P13"><text:span text:style-name="T7">Use \&lt; to send an opening angle bracket '&lt;'.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Common</text:span></text:p>
              </table:table-cell>
              <table:table-cell table:style-name="ce5">
                <text:p text:style-name="P15"><text:span text:style-name="T8">\</text:span><text:span text:style-name="T9">…</text:span></text:p>
              </table:table-cell>
              <table:table-cell table:style-name="ce6">
                <text:p text:style-name="P15"><text:span text:style-name="T8">\a\b\e\t\r\n</text:span></text:p>
              </table:table-cell>
              <table:table-cell>
                <text:p text:style-name="P13"><text:span text:style-name="T8">Use </text:span><text:span text:style-name="T9">\\ to send a backslash '\'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0.81cm" svg:height="11.752cm" svg:x="1.996cm" svg:y="16.5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5" table:default-cell-style-name="ce1">
              <table:table-cell>
                <text:p><text:span text:style-name="T6">Text</text:span></text:p>
              </table:table-cell>
              <table:table-cell>
                <text:p text:style-name="P12"><text:span text:style-name="T6">Remarks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Send something, then clear monitor\!(Clear)</text:span></text:p>
              </table:table-cell>
              <table:table-cell/>
            </table:table-row>
            <table:table-row table:style-name="ro4" table:default-cell-style-name="ce6">
              <table:table-cell>
                <text:p text:style-name="P16"><text:span text:style-name="T9">Send something\!(Delay(1000), then send delayed</text:span><text:span text:style-name="T9"><text:line-break/></text:span><text:span text:style-name="T9">Send a line, then delay before the next line\!(LineDelay(1000))</text:span><text:span text:style-name="T9"><text:line-break/></text:span><text:span text:style-name="T9">Send a line, then delay before the next line\!(LineInterval(1000))</text:span><text:span text:style-name="T9"><text:line-break/></text:span><text:span text:style-name="T7">Send a line, then delay before the next line\!(LineInterval)</text:span></text:p>
              </table:table-cell>
              <table:table-cell>
                <text:p text:style-name="P16"><text:span text:style-name="T9">Delay 1000 ms within line.</text:span><text:span text:style-name="T9"><text:line-break/></text:span><text:span text:style-name="T9">Delay 1000 ms at the end of the line, after EOL.</text:span><text:span text:style-name="T9"><text:line-break/></text:span><text:span text:style-name="T9">Delay such a line interval of 1000 ms results.</text:span><text:span text:style-name="T9"><text:line-break/></text:span><text:span text:style-name="T9">Delay according to value in advanced settings.</text:span></text:p>
              </table:table-cell>
            </table:table-row>
            <table:table-row table:style-name="ro2" table:default-cell-style-name="ce6">
              <table:table-cell>
                <text:p text:style-name="P16"><text:span text:style-name="T9">Send something multiple times\!(LineRepeat(10))</text:span><text:span text:style-name="T9"><text:line-break/></text:span><text:span text:style-name="T9">Send something infinitely\!(LineRepeat(-1))\!(LineInterval(1000))</text:span></text:p>
              </table:table-cell>
              <table:table-cell>
                <text:p text:style-name="P16"><text:span text:style-name="T9">Repeat 10 times, as fast as possible.</text:span><text:span text:style-name="T9"><text:line-break/></text:span><text:span text:style-name="T9">Repeat infinitely, with a line interval of 1000 ms.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Send content without appending EOL\!(NoEOL)</text:span></text:p>
              </table:table-cell>
              <table:table-cell>
                <text:p text:style-name="P13"><text:span text:style-name="T7">Suppress appending EOL (End-Of-line).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Send a line\!(EOL), then send another line</text:span></text:p>
              </table:table-cell>
              <table:table-cell>
                <text:p text:style-name="P13"><text:span text:style-name="T7">Inject additional EOL.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Send time information, e.g. now = \!(TimeStamp)</text:span></text:p>
              </table:table-cell>
              <table:table-cell>
                <text:p text:style-name="P13"><text:span text:style-name="T8">Inject time stamp.</text:span><text:span text:style-name="T8"><text:line-break/></text:span><text:span text:style-name="T8">Format according to [View </text:span><text:span text:style-name="T16">→</text:span><text:span text:style-name="T7"> Format Settings...].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\!(Port(10))</text:span></text:p>
              </table:table-cell>
              <table:table-cell>
                <text:p text:style-name="P13"><text:span text:style-name="T7">On-the-fly change of serial COM port.</text:span></text:p>
              </table:table-cell>
            </table:table-row>
            <table:table-row table:style-name="ro1">
              <table:table-cell table:style-name="ce6">
                <text:p text:style-name="P16"><text:span text:style-name="T7">\!(PortSettings(19200, 7, 1))\!(Baud(19200))\!(FlowControl(1))</text:span></text:p>
              </table:table-cell>
              <table:table-cell table:style-name="ce3">
                <text:p text:style-name="P13"><text:span text:style-name="T7">On-the-fly change of serial port settings.</text:span></text:p>
              </table:table-cell>
            </table:table-row>
            <table:table-row table:style-name="ro1" table:default-cell-style-name="ce3">
              <table:table-cell>
                <text:p text:style-name="P16"><text:span text:style-name="T9">\!(RtsOn|Off|Toggle)</text:span></text:p>
                <text:p text:style-name="P16"><text:span text:style-name="T9">\!(DtrOn|Off|Toggle)</text:span></text:p>
              </table:table-cell>
              <table:table-cell>
                <text:p text:style-name="P13"><text:span text:style-name="T7">On-the-fly change of serial port control signals.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\!(FramingErrorsOn|Off|Restore)</text:span></text:p>
              </table:table-cell>
              <table:table-cell>
                <text:p text:style-name="P13"><text:span text:style-name="T7">Serial COM port error handling.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\!(OutputBreakOn|Off|Toggle)</text:span></text:p>
              </table:table-cell>
              <table:table-cell>
                <text:p text:style-name="P13"><text:span text:style-name="T7">Serial COM port break handling.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\!(ReportID(1))</text:span></text:p>
              </table:table-cell>
              <table:table-cell>
                <text:p text:style-name="P13"><text:span text:style-name="T7">On-the-fly change of USB Ser/HID report ID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9" draw:layer="layout" svg:width="5.243cm" svg:height="0.903cm" draw:transform="rotate (1.5707963267949) translate (40cm 27.7cm)">
          <draw:text-box>
            <text:p text:style-name="P8"><text:span text:style-name="T5">File Use Cases</text:span></text:p>
          </draw:text-box>
        </draw:frame>
        <draw:frame draw:style-name="gr9" draw:text-style-name="P17" draw:layer="layout" svg:width="1.127cm" svg:height="1.127cm" svg:x="30.7cm" svg:y="24.4cm">
          <draw:image xlink:href="Pictures/1000020100000020000000206B5101FA69123B07.png" xlink:type="simple" xlink:show="embed" xlink:actuate="onLoad" loext:mime-type="image/png">
            <text:p/>
          </draw:image>
        </draw:frame>
        <draw:frame draw:style-name="gr9" draw:text-style-name="P17" draw:layer="layout" svg:width="1.127cm" svg:height="1.127cm" svg:x="34cm" svg:y="24.073cm">
          <draw:image xlink:href="Pictures/1000020100000020000000209C3E099C6A796FC7.png" xlink:type="simple" xlink:show="embed" xlink:actuate="onLoad" loext:mime-type="image/png">
            <text:p/>
          </draw:image>
        </draw:frame>
        <draw:frame draw:style-name="gr10" draw:text-style-name="P18" draw:layer="layout" svg:width="3.19cm" svg:height="0.691cm" svg:x="24.993cm" svg:y="22.6cm">
          <draw:text-box>
            <text:p><text:span text:style-name="T17">Single terminal:</text:span></text:p>
          </draw:text-box>
        </draw:frame>
        <draw:frame draw:style-name="gr11" draw:text-style-name="P18" draw:layer="layout" svg:width="5.044cm" svg:height="0.691cm" svg:x="24.993cm" svg:y="24.609cm">
          <draw:text-box>
            <text:p><text:span text:style-name="T17">Workspace with terminals:</text:span></text:p>
          </draw:text-box>
        </draw:frame>
        <draw:frame draw:style-name="gr12" draw:text-style-name="P18" draw:layer="layout" svg:width="6.056cm" svg:height="0.691cm" svg:x="24.9cm" svg:y="26.609cm">
          <draw:text-box>
            <text:p><text:span text:style-name="T17">Terminal with linked commands:</text:span></text:p>
          </draw:text-box>
        </draw:frame>
        <draw:line draw:style-name="gr13" draw:text-style-name="P19" draw:layer="layout" svg:x1="32.1cm" svg:y1="25cm" svg:x2="33.7cm" svg:y2="24.6cm">
          <text:p/>
        </draw:line>
        <draw:line draw:style-name="gr13" draw:text-style-name="P19" draw:layer="layout" svg:x1="32.1cm" svg:y1="25cm" svg:x2="33.7cm" svg:y2="25.4cm">
          <text:p/>
        </draw:line>
        <draw:frame draw:style-name="gr14" draw:text-style-name="P20" draw:layer="layout" svg:width="3.038cm" svg:height="0.691cm" svg:x="29.7cm" svg:y="25.509cm">
          <draw:text-box>
            <text:p><text:span text:style-name="T18">MyProject.yaw</text:span></text:p>
          </draw:text-box>
        </draw:frame>
        <draw:frame draw:style-name="gr15" draw:text-style-name="P20" draw:layer="layout" svg:width="2.581cm" svg:height="1.131cm" svg:x="35.363cm" svg:y="24.378cm">
          <draw:text-box>
            <text:p text:style-name="P21"><text:span text:style-name="T19">DeviceA.yat</text:span><text:span text:style-name="T19"><text:line-break/></text:span><text:span text:style-name="T18">DeviceB.yat</text:span></text:p>
          </draw:text-box>
        </draw:frame>
        <draw:frame draw:style-name="gr9" draw:text-style-name="P17" draw:layer="layout" svg:width="1.127cm" svg:height="1.127cm" svg:x="29.1cm" svg:y="22.4cm">
          <draw:image xlink:href="Pictures/1000020100000020000000209C3E099C6A796FC7.png" xlink:type="simple" xlink:show="embed" xlink:actuate="onLoad" loext:mime-type="image/png">
            <text:p/>
          </draw:image>
        </draw:frame>
        <draw:frame draw:style-name="gr9" draw:text-style-name="P17" draw:layer="layout" svg:width="1.127cm" svg:height="1.127cm" svg:x="32.211cm" svg:y="26.473cm">
          <draw:image xlink:href="Pictures/1000020100000020000000209C3E099C6A796FC7.png" xlink:type="simple" xlink:show="embed" xlink:actuate="onLoad" loext:mime-type="image/png">
            <text:p/>
          </draw:image>
        </draw:frame>
        <draw:frame draw:style-name="gr16" draw:text-style-name="P20" draw:layer="layout" svg:width="2.868cm" svg:height="0.691cm" svg:x="30.2cm" svg:y="22.609cm">
          <draw:text-box>
            <text:p><text:span text:style-name="T18">MyProject.yat</text:span></text:p>
          </draw:text-box>
        </draw:frame>
        <draw:frame draw:style-name="gr16" draw:text-style-name="P20" draw:layer="layout" svg:width="2.868cm" svg:height="0.691cm" svg:x="31.2cm" svg:y="27.509cm">
          <draw:text-box>
            <text:p><text:span text:style-name="T18">MyProject.yat</text:span></text:p>
          </draw:text-box>
        </draw:frame>
        <draw:line draw:style-name="gr13" draw:text-style-name="P19" draw:layer="layout" svg:x1="33.538cm" svg:y1="27cm" svg:x2="36.138cm" svg:y2="26.7cm">
          <text:p/>
        </draw:line>
        <draw:line draw:style-name="gr13" draw:text-style-name="P19" draw:layer="layout" svg:x1="33.538cm" svg:y1="27cm" svg:x2="36.138cm" svg:y2="27.3cm">
          <text:p/>
        </draw:line>
        <draw:frame draw:style-name="gr17" draw:text-style-name="P22" draw:layer="layout" svg:width="3.161cm" svg:height="1.131cm" svg:x="36.277cm" svg:y="26.469cm">
          <draw:text-box>
            <text:p text:style-name="P8"><text:span text:style-name="T18">Basics.yacp</text:span><text:span text:style-name="T18"><text:line-break/></text:span><text:span text:style-name="T18">Advanced.yacp</text:span></text:p>
          </draw:text-box>
        </draw:frame>
        <draw:frame draw:style-name="gr9" draw:text-style-name="P17" draw:layer="layout" svg:width="1.127cm" svg:height="1.127cm" svg:x="34.3cm" svg:y="24.9cm">
          <draw:image xlink:href="Pictures/1000020100000020000000209C3E099C6A796FC7.png" xlink:type="simple" xlink:show="embed" xlink:actuate="onLoad" loext:mime-type="image/png">
            <text:p/>
          </draw:image>
        </draw:frame>
        <draw:frame draw:style-name="gr18" draw:text-style-name="P23" draw:layer="layout" svg:width="18.943cm" svg:height="0.691cm" svg:x="9cm" svg:y="1.5cm">
          <draw:text-box>
            <text:p text:style-name="P21"><text:span text:style-name="T20">See screenshots at </text:span><text:span text:style-name="T21"><text:a xlink:href="https://sourceforge.net/projects/y-a-terminal" xlink:type="simple">https://sourceforge.net/projects/y-a-terminal</text:a></text:span><text:span text:style-name="T20"><text:s/>for hints on features and available settings.</text:span></text:p>
          </draw:text-box>
        </draw:frame>
        <draw:frame draw:style-name="gr19" draw:text-style-name="P24" draw:layer="layout" svg:width="15.682cm" svg:height="1.131cm" svg:x="3.994cm" svg:y="15.2cm">
          <draw:text-box>
            <text:p text:style-name="P21"><text:span text:style-name="T10">Note the [Enable &lt;…&gt; and \… Escapes on [Send Text|File]] setting</text:span></text:p>
            <text:p><text:span text:style-name="T10"><text:s text:c="17"/></text:span><text:span text:style-name="T10">available in context menu and [Terminal </text:span><text:span text:style-name="T16">→</text:span><text:span text:style-name="T11"> Settings... </text:span><text:span text:style-name="T16">→</text:span><text:span text:style-name="T11"> Advanced… </text:span><text:span text:style-name="T16">→</text:span><text:span text:style-name="T11"> Send</text:span><text:span text:style-name="T10">].</text:span></text:p>
          </draw:text-box>
        </draw:frame>
      </draw:page>
      <draw:page draw:name="page2" draw:style-name="dp1" draw:master-page-name="Standard">
        <draw:frame draw:style-name="gr1" draw:text-style-name="P25" draw:layer="layout" svg:width="11.995cm" svg:height="1.729cm" svg:x="1cm" svg:y="0.671cm">
          <draw:text-box>
            <text:p text:style-name="P1"><text:span text:style-name="T22">Quick</text:span><text:span text:style-name="T23"> Reference</text:span></text:p>
          </draw:text-box>
        </draw:frame>
        <draw:frame draw:style-name="gr20" draw:text-style-name="P3" draw:layer="layout" svg:width="6.632cm" svg:height="2.381cm" svg:x="34.368cm" svg:y="0.7cm">
          <draw:text-box>
            <text:p text:style-name="P1"><text:span text:style-name="T2">Albatros</text:span></text:p>
            <text:p text:style-name="P1"><text:span text:style-name="T3">YAT with Scripting</text:span></text:p>
          </draw:text-box>
        </draw:frame>
        <draw:frame draw:style-name="gr3" draw:text-style-name="P6" draw:layer="layout" svg:width="6.09cm" svg:height="0.911cm" svg:x="34.91cm" svg:y="28.689cm">
          <draw:text-box>
            <text:p text:style-name="P4"><text:span text:style-name="T4">Quick Reference 1.0 :: 2021-03-25</text:span></text:p>
            <text:p text:style-name="P5"><text:span text:style-name="T4">Albatros 1.28.01 :: and above </text:span></text:p>
          </draw:text-box>
        </draw:frame>
        <draw:frame draw:style-name="gr4" draw:text-style-name="P7" draw:layer="layout" svg:width="2.365cm" svg:height="0.581cm" svg:x="1cm" svg:y="28.7cm">
          <draw:text-box>
            <text:p text:style-name="P1"><text:span text:style-name="T4">Page 2 of 2</text:span></text:p>
          </draw:text-box>
        </draw:frame>
        <draw:frame draw:style-name="gr6" draw:text-style-name="P26" draw:layer="layout" svg:width="4.227cm" svg:height="0.903cm" draw:transform="rotate (1.5707963267949) translate (21.3cm 10.9cm)">
          <draw:text-box>
            <text:p text:style-name="P1"><text:span text:style-name="T5">IConnection</text:span></text:p>
          </draw:text-box>
        </draw:frame>
        <draw:frame draw:style-name="gr21" draw:text-style-name="P28" draw:layer="layout" svg:width="21.504cm" svg:height="5.788cm" svg:x="0.996cm" svg:y="12.8cm">
          <draw:text-box>
            <text:p><text:span text:style-name="T24">Examples:</text:span></text:p>
            <text:p><text:span text:style-name="T25"/></text:p>
            <text:p text:style-name="P27"><text:span text:style-name="T26">void</text:span><text:span text:style-name="T27"> SendAndReceive( <text:s text:c="6"/></text:span><text:span text:style-name="T26">string</text:span><text:span text:style-name="T27"> send, <text:s text:c="31"/></text:span><text:span text:style-name="T26">out</text:span><text:span text:style-name="T27"> </text:span><text:span text:style-name="T26">string</text:span><text:span text:style-name="T27"> received);</text:span></text:p>
            <text:p text:style-name="P27"><text:span text:style-name="T26">void</text:span><text:span text:style-name="T27"> SendAndReceiveMatch( <text:s/></text:span><text:span text:style-name="T26">string</text:span><text:span text:style-name="T27"> send, <text:s text:c="12"/></text:span><text:span text:style-name="T26">string</text:span><text:span text:style-name="T27"> expected, <text:s text:c="2"/></text:span><text:span text:style-name="T26">out</text:span><text:span text:style-name="T27"> </text:span><text:span text:style-name="T26">string</text:span><text:span text:style-name="T27"> received);</text:span></text:p>
            <text:p text:style-name="P27"><text:span text:style-name="T26">void</text:span><text:span text:style-name="T27"> SendAndReceiveMatch( <text:s/></text:span><text:span text:style-name="T26">string</text:span><text:span text:style-name="T27"> send, <text:s text:c="13"/></text:span><text:span text:style-name="T28">Regex</text:span><text:span text:style-name="T27"> expected, <text:s text:c="2"/></text:span><text:span text:style-name="T26">out</text:span><text:span text:style-name="T27"> </text:span><text:span text:style-name="T26">string</text:span><text:span text:style-name="T27"> received, <text:s text:c="2"/></text:span><text:span text:style-name="T26">out</text:span><text:span text:style-name="T27"> </text:span><text:span text:style-name="T28">Match</text:span><text:span text:style-name="T27"> receivedMatch);</text:span></text:p>
            <text:p text:style-name="P27"><text:span text:style-name="T26">void</text:span><text:span text:style-name="T27"> SendAndReceiveMatches(</text:span><text:span text:style-name="T26">string</text:span><text:span text:style-name="T27"> send, </text:span><text:span text:style-name="T28">IEnumerable</text:span><text:span text:style-name="T27">&lt;</text:span><text:span text:style-name="T28">Regex</text:span><text:span text:style-name="T27">&gt; expected, </text:span><text:span text:style-name="T26">out</text:span><text:span text:style-name="T27"> </text:span><text:span text:style-name="T26">string</text:span><text:span text:style-name="T27">[] received, </text:span><text:span text:style-name="T26">out</text:span><text:span text:style-name="T27"> </text:span><text:span text:style-name="T28">Match</text:span><text:span text:style-name="T27">[] receivedMatches);</text:span></text:p>
            <text:p text:style-name="P27"><text:span text:style-name="T29"/></text:p>
            <text:p text:style-name="P27"><text:span text:style-name="T30">Methods provide overloads for </text:span><text:span text:style-name="T26">string</text:span><text:span text:style-name="T30"> as well as </text:span><text:span text:style-name="T31">Regex</text:span><text:span text:style-name="T30"> and </text:span><text:span text:style-name="T31">Match</text:span><text:span text:style-name="T32"> objects.</text:span></text:p>
            <text:p text:style-name="P27"><text:span text:style-name="T30">Methods provide overloads omitting options as well as </text:span><text:span text:style-name="T26">out</text:span><text:span text:style-name="T30"> parameters.</text:span></text:p>
            <text:p text:style-name="P27"><text:span text:style-name="T32">Methods are available with the </text:span><text:span text:style-name="T33">implicit = active terminal</text:span><text:span text:style-name="T32"> as well as </text:span><text:span text:style-name="T33">explicit terminal</text:span><text:span text:style-name="T32"> programming model:</text:span></text:p>
            <text:p text:style-name="P27"><text:span text:style-name="T25"/></text:p>
            <text:p text:style-name="P27"><text:span text:style-name="T34">void</text:span><text:span text:style-name="T35"> SendAndReceiveMatch( <text:s text:c="15"/></text:span><text:span text:style-name="T34">string</text:span><text:span text:style-name="T35"> send, </text:span><text:span text:style-name="T34">string</text:span><text:span text:style-name="T35"> expected);</text:span></text:p>
            <text:p text:style-name="P27"><text:span text:style-name="T34">void</text:span><text:span text:style-name="T35"> SendAndReceiveMatch(</text:span><text:span text:style-name="T34">int</text:span><text:span text:style-name="T35"> terminalId, </text:span><text:span text:style-name="T34">string</text:span><text:span text:style-name="T35"> send, </text:span><text:span text:style-name="T34">string</text:span><text:span text:style-name="T35"> expected);</text:span></text:p>
            <text:p text:style-name="P27"><text:span text:style-name="T29"/></text:p>
            <text:p text:style-name="P27"><text:span text:style-name="T32">All methods are </text:span><text:span text:style-name="T36">available with </text:span><text:span text:style-name="T37">exception handling</text:span><text:span text:style-name="T36"> as well as </text:span><text:span text:style-name="T37">success flag</text:span><text:span text:style-name="T36"> result indication:</text:span></text:p>
            <text:p text:style-name="P27"><text:span text:style-name="T38"/></text:p>
            <text:p text:style-name="P27"><text:span text:style-name="T26">void</text:span><text:span text:style-name="T27"> <text:s text:c="3"/>SendAndReceiveMatch(</text:span><text:span text:style-name="T26">string</text:span><text:span text:style-name="T27"> send, </text:span><text:span text:style-name="T26">string</text:span><text:span text:style-name="T27"> expected);</text:span></text:p>
            <text:p text:style-name="P27"><text:span text:style-name="T26">bool</text:span><text:span text:style-name="T27"> TrySendAndReceiveMatch(</text:span><text:span text:style-name="T26">string</text:span><text:span text:style-name="T27"> send, </text:span><text:span text:style-name="T26">string</text:span><text:span text:style-name="T27"> expected);</text:span></text:p>
          </draw:text-box>
        </draw:frame>
        <draw:frame draw:style-name="standard" draw:layer="layout" svg:width="19.528cm" svg:height="9.109cm" svg:x="1.036cm" svg:y="3.552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6">
              <table:table-cell table:style-name="ce7">
                <text:p><text:span text:style-name="T39">Method Group</text:span></text:p>
              </table:table-cell>
              <table:table-cell table:style-name="ce8">
                <text:p text:style-name="P29"><text:span text:style-name="T39">Functionality</text:span></text:p>
              </table:table-cell>
            </table:table-row>
            <table:table-row table:style-name="ro7">
              <table:table-cell table:style-name="ce9">
                <text:p text:style-name="P30"><text:span text:style-name="T27">Send[Multiple]</text:span></text:p>
              </table:table-cell>
              <table:table-cell table:style-name="ce10">
                <text:p text:style-name="P31"><text:span text:style-name="T40">Sends [multiple] text including the configured EOL sequence.</text:span></text:p>
                <text:p text:style-name="P31"><text:span text:style-name="T40">Does not wait for a response.</text:span></text:p>
              </table:table-cell>
            </table:table-row>
            <table:table-row table:style-name="ro7">
              <table:table-cell table:style-name="ce9">
                <text:p text:style-name="P30"><text:span text:style-name="T27">[Send[Multiple]And]Receive</text:span></text:p>
              </table:table-cell>
              <table:table-cell table:style-name="ce11">
                <text:p text:style-name="P32"><text:span text:style-name="T40">Returns the available message(s);</text:span></text:p>
                <text:p text:style-name="P32"><text:span text:style-name="T40">or waits for message(s) until a 'ReceiveTimeout' occurs.</text:span></text:p>
              </table:table-cell>
            </table:table-row>
            <table:table-row table:style-name="ro6">
              <table:table-cell table:style-name="ce12">
                <text:p text:style-name="P33"><text:span text:style-name="T27">[Send[Multiple]And]ReceiveAll</text:span></text:p>
              </table:table-cell>
              <table:table-cell table:style-name="ce11">
                <text:p text:style-name="P32"><text:span text:style-name="T40">Receives all messages until a 'ReceiveTimeout' occurs.</text:span></text:p>
              </table:table-cell>
            </table:table-row>
            <table:table-row table:style-name="ro7">
              <table:table-cell table:style-name="ce12">
                <text:p text:style-name="P33"><text:span text:style-name="T27">[Send[Multiple]And]ReceiveMatch[es]</text:span></text:p>
              </table:table-cell>
              <table:table-cell table:style-name="ce11">
                <text:p text:style-name="P32"><text:span text:style-name="T40">Matches the available message(s);</text:span></text:p>
                <text:p text:style-name="P32"><text:span text:style-name="T40">or waits for message(s) until a 'ReceiveTimeout' occurs.</text:span></text:p>
              </table:table-cell>
            </table:table-row>
            <table:table-row table:style-name="ro6">
              <table:table-cell table:style-name="ce12">
                <text:p text:style-name="P33"><text:span text:style-name="T27">[Send[Multiple]And]Receive[Matches]For</text:span></text:p>
              </table:table-cell>
              <table:table-cell table:style-name="ce13">
                <text:p text:style-name="P34"><text:span text:style-name="T40">Receives messages for the specified duration.</text:span></text:p>
              </table:table-cell>
            </table:table-row>
            <table:table-row table:style-name="ro6">
              <table:table-cell table:style-name="ce12">
                <text:p text:style-name="P33"><text:span text:style-name="T27">[Send[Multiple]And]Receive[Matches]Until</text:span></text:p>
              </table:table-cell>
              <table:table-cell table:style-name="ce13">
                <text:p text:style-name="P34"><text:span text:style-name="T41">Receives messages until the specified terminating message.</text:span></text:p>
              </table:table-cell>
            </table:table-row>
            <table:table-row table:style-name="ro6">
              <table:table-cell table:style-name="ce12">
                <text:p text:style-name="P33"><text:span text:style-name="T27">[Send[Multiple]And]Receive[Matches]UntilWithin</text:span></text:p>
              </table:table-cell>
              <table:table-cell table:style-name="ce13">
                <text:p text:style-name="P34"><text:span text:style-name="T41">Receives until the terminating message within the specified interval.</text:span></text:p>
              </table:table-cell>
            </table:table-row>
            <table:table-row table:style-name="ro6">
              <table:table-cell table:style-name="ce12">
                <text:p text:style-name="P33"><text:span text:style-name="T27">[Send[Multiple]And]Receive[Match[es]]Within</text:span></text:p>
              </table:table-cell>
              <table:table-cell table:style-name="ce13">
                <text:p text:style-name="P34"><text:span text:style-name="T41">Expects message(s) within the specified interval.</text:span></text:p>
              </table:table-cell>
            </table:table-row>
            <table:table-row table:style-name="ro8">
              <table:table-cell table:style-name="ce12">
                <text:p text:style-name="P33"><text:span text:style-name="T27">SendFor[AndReceiveAll]</text:span></text:p>
              </table:table-cell>
              <table:table-cell table:style-name="ce13">
                <text:p text:style-name="P34"><text:span text:style-name="T42">Sends text </text:span><text:span text:style-name="T40">for the specified duration.</text:span></text:p>
              </table:table-cell>
            </table:table-row>
            <table:table-row table:style-name="ro8">
              <table:table-cell table:style-name="ce12">
                <text:p text:style-name="P33"><text:span text:style-name="T27">SendWithoutEOL</text:span></text:p>
              </table:table-cell>
              <table:table-cell table:style-name="ce13">
                <text:p text:style-name="P34"><text:span text:style-name="T42">Sends text without appending the </text:span><text:span text:style-name="T40">EOL sequence.</text:span></text:p>
              </table:table-cell>
            </table:table-row>
            <table:table-row table:style-name="ro6">
              <table:table-cell table:style-name="ce12">
                <text:p text:style-name="P33"><text:span text:style-name="T27">SendXOn|XOff</text:span></text:p>
              </table:table-cell>
              <table:table-cell table:style-name="ce13">
                <text:p text:style-name="P34"><text:span text:style-name="T43">Sends an XOn|XOff control byte</text:span><text:span text:style-name="T40">.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2" draw:text-style-name="P35" draw:layer="layout" svg:width="13.816cm" svg:height="1.445cm" svg:x="16.8cm" svg:y="1.155cm">
          <draw:text-box>
            <text:p text:style-name="P21"><text:span text:style-name="T44">See [Albatros-UserDocumentation.pdf] for introduction, HowTo's and best practices.</text:span></text:p>
            <text:p text:style-name="P21"><text:span text:style-name="T44">See [Albatros-ScriptInterfaceReference.chm] f</text:span><text:span text:style-name="T45">or details and complete list of methods.</text:span></text:p>
            <text:p text:style-name="P21"><text:span text:style-name="T45">Search contents of [AlbatrosScript.zip] for usage examples and additional information.</text:span></text:p>
          </draw:text-box>
        </draw:frame>
        <draw:custom-shape draw:style-name="gr23" draw:text-style-name="P17" draw:layer="controls" svg:width="2.6cm" svg:height="0.4cm" svg:x="5.534cm" svg:y="16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7" draw:layer="controls" svg:width="1.5cm" svg:height="0.4cm" svg:x="1.234cm" svg:y="18.1cm">
          <text:p/>
          <draw:enhanced-geometry svg:viewBox="0 0 21600 21600" draw:type="rectangle" draw:enhanced-path="M 0 0 L 21600 0 21600 21600 0 21600 0 0 Z N"/>
        </draw:custom-shape>
        <draw:frame draw:style-name="gr25" draw:text-style-name="P26" draw:layer="layout" svg:width="1.857cm" svg:height="0.903cm" draw:transform="rotate (1.5707963267949) translate (1.1cm 22.757cm)">
          <draw:text-box>
            <text:p text:style-name="P1"><text:span text:style-name="T5">ILog</text:span></text:p>
          </draw:text-box>
        </draw:frame>
        <draw:frame draw:style-name="standard" draw:layer="layout" svg:width="18.627cm" svg:height="5.962cm" svg:x="2.031cm" svg:y="18.796cm">
          <table:table table:template-name="default" table:use-first-row-styles="true" table:use-banding-rows-styles="true">
            <table:table-column table:style-name="co14"/>
            <table:table-column table:style-name="co15"/>
            <table:table-row table:style-name="ro6">
              <table:table-cell table:style-name="ce7">
                <text:p><text:span text:style-name="T39">Method/Property/Type</text:span></text:p>
              </table:table-cell>
              <table:table-cell table:style-name="ce8">
                <text:p text:style-name="P29"><text:span text:style-name="T39">Functionality</text:span></text:p>
              </table:table-cell>
            </table:table-row>
            <table:table-row table:style-name="ro9">
              <table:table-cell table:style-name="ce14">
                <text:p text:style-name="P36"><text:span text:style-name="T46">void</text:span><text:span text:style-name="T47"> Create()</text:span><text:span text:style-name="T48">;</text:span></text:p>
                <text:p text:style-name="P36"><text:span text:style-name="T46">void</text:span><text:span text:style-name="T47"> Create(</text:span><text:span text:style-name="T46">string</text:span><text:span text:style-name="T47"> scriptRevision)</text:span><text:span text:style-name="T48">;</text:span></text:p>
                <text:p text:style-name="P36"><text:span text:style-name="T46">void</text:span><text:span text:style-name="T47"> Create(</text:span><text:span text:style-name="T46">string</text:span><text:span text:style-name="T47"> scriptRevision, </text:span><text:span text:style-name="T46">string</text:span><text:span text:style-name="T47"> fileNameOrPath)</text:span><text:span text:style-name="T48">;</text:span></text:p>
                <text:p text:style-name="P36"><text:span text:style-name="T46">void</text:span><text:span text:style-name="T47"> Create(</text:span><text:span text:style-name="T46">string</text:span><text:span text:style-name="T47"> fileNameOrPath, </text:span><text:span text:style-name="T46">bool</text:span><text:span text:style-name="T47"> appendTimeStampToFileName)</text:span><text:span text:style-name="T48">;</text:span></text:p>
              </table:table-cell>
              <table:table-cell table:style-name="ce13">
                <text:p text:style-name="P34"><text:span text:style-name="T40">Creates a log file.</text:span></text:p>
              </table:table-cell>
            </table:table-row>
            <table:table-row table:style-name="ro10">
              <table:table-cell table:style-name="ce15">
                <text:p text:style-name="P33"><text:span text:style-name="T49">void</text:span><text:span text:style-name="T48"> WriteLine(</text:span><text:span text:style-name="T50">LogLevel</text:span><text:span text:style-name="T48"> logLevel, </text:span><text:span text:style-name="T49">string</text:span><text:span text:style-name="T48"> message);</text:span></text:p>
                <text:p text:style-name="P33"><text:span text:style-name="T49">void</text:span><text:span text:style-name="T48"> WriteLine(</text:span><text:span text:style-name="T50">LogLevel</text:span><text:span text:style-name="T48"> logLevel, </text:span><text:span text:style-name="T49">string</text:span><text:span text:style-name="T48"> format, </text:span><text:span text:style-name="T49">params</text:span><text:span text:style-name="T48"> </text:span><text:span text:style-name="T49">object</text:span><text:span text:style-name="T48">[] args);</text:span></text:p>
              </table:table-cell>
              <table:table-cell table:style-name="ce13">
                <text:p text:style-name="P34"><text:span text:style-name="T51">Log a (formatted) text line.</text:span></text:p>
              </table:table-cell>
            </table:table-row>
            <table:table-row table:style-name="ro10">
              <table:table-cell table:style-name="ce15">
                <text:p text:style-name="P33"><text:span text:style-name="T50">LogLevel</text:span><text:span text:style-name="T48"> { Fatal = 1, Error = 10, Warning = 100,</text:span><text:span text:style-name="T48"><text:line-break/></text:span><text:span text:style-name="T48"> <text:s text:c="20"/>Info = 1000, DbgInfo = 10000 }</text:span></text:p>
              </table:table-cell>
              <table:table-cell table:style-name="ce13">
                <text:p text:style-name="P34"><text:span text:style-name="T52">Log level values.</text:span></text:p>
              </table:table-cell>
            </table:table-row>
            <table:table-row table:style-name="ro6">
              <table:table-cell table:style-name="ce15">
                <text:p text:style-name="P33"><text:span text:style-name="T50">LogLevel</text:span><text:span text:style-name="T48"> LogLevelThreshold { </text:span><text:span text:style-name="T49">get</text:span><text:span text:style-name="T48">; </text:span><text:span text:style-name="T49">set</text:span><text:span text:style-name="T48">; }</text:span></text:p>
              </table:table-cell>
              <table:table-cell table:style-name="ce13">
                <text:p text:style-name="P34"><text:span text:style-name="T51">The level that shall be logged.</text:span></text:p>
              </table:table-cell>
            </table:table-row>
            <table:table-row table:style-name="ro6">
              <table:table-cell table:style-name="ce15">
                <text:p text:style-name="P33"><text:span text:style-name="T49">bool</text:span><text:span text:style-name="T48"> ForwardLogDataToScriptEngineDialog { </text:span><text:span text:style-name="T49">get</text:span><text:span text:style-name="T48">; </text:span><text:span text:style-name="T49">set</text:span><text:span text:style-name="T48">; }</text:span></text:p>
              </table:table-cell>
              <table:table-cell table:style-name="ce13">
                <text:p text:style-name="P34"><text:span text:style-name="T51">Log content is also shown to user.</text:span></text:p>
              </table:table-cell>
            </table:table-row>
            <table:table-row table:style-name="ro6">
              <table:table-cell table:style-name="ce15">
                <text:p text:style-name="P33"><text:span text:style-name="T49">void</text:span><text:span text:style-name="T48"> Close(</text:span><text:span text:style-name="T49">int</text:span><text:span text:style-name="T48"> result);</text:span></text:p>
              </table:table-cell>
              <table:table-cell table:style-name="ce13">
                <text:p text:style-name="P34"><text:span text:style-name="T52">Closes the log file.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6" draw:text-style-name="P26" draw:layer="layout" svg:width="3.55cm" svg:height="0.903cm" draw:transform="rotate (1.5707963267949) translate (39.007cm 21.06cm)">
          <draw:text-box>
            <text:p text:style-name="P1"><text:span text:style-name="T5">ITerminal</text:span></text:p>
          </draw:text-box>
        </draw:frame>
        <draw:frame draw:style-name="standard" draw:layer="layout" svg:width="17.915cm" svg:height="6.122cm" svg:x="21cm" svg:y="16.2cm">
          <table:table table:template-name="default" table:use-banding-rows-styles="true">
            <table:table-column table:style-name="co16"/>
            <table:table-column table:style-name="co17"/>
            <table:table-row table:style-name="ro6">
              <table:table-cell table:style-name="ce12">
                <text:p text:style-name="P27"><text:span text:style-name="T26">int</text:span><text:span text:style-name="T27"> ActiveId { </text:span><text:span text:style-name="T26">get</text:span><text:span text:style-name="T27">; }</text:span></text:p>
              </table:table-cell>
              <table:table-cell table:style-name="ce13">
                <text:p text:style-name="P34"><text:span text:style-name="T51">Gets the ID of the active terminal</text:span><text:span text:style-name="T40">.</text:span></text:p>
              </table:table-cell>
            </table:table-row>
            <table:table-row table:style-name="ro6">
              <table:table-cell table:style-name="ce12">
                <text:p text:style-name="P33"><text:span text:style-name="T26">int</text:span><text:span text:style-name="T27">[] AvailableIds { </text:span><text:span text:style-name="T26">get</text:span><text:span text:style-name="T27">; }</text:span></text:p>
              </table:table-cell>
              <table:table-cell table:style-name="ce13">
                <text:p text:style-name="P34"><text:span text:style-name="T53">Get the IDs of the available terminals.</text:span></text:p>
              </table:table-cell>
            </table:table-row>
            <table:table-row table:style-name="ro6">
              <table:table-cell table:style-name="ce12">
                <text:p text:style-name="P33"><text:span text:style-name="T26">int</text:span><text:span text:style-name="T27"> AvailableCount { </text:span><text:span text:style-name="T26">get</text:span><text:span text:style-name="T27">; }</text:span></text:p>
              </table:table-cell>
              <table:table-cell table:style-name="ce13">
                <text:p text:style-name="P34"><text:span text:style-name="T51">Get the number of the available terminals;</text:span><text:span text:style-name="T40">.</text:span></text:p>
              </table:table-cell>
            </table:table-row>
            <table:table-row table:style-name="ro11">
              <table:table-cell table:style-name="ce16">
                <text:p text:style-name="P36"><text:span text:style-name="T54">void</text:span><text:span text:style-name="T55"> Open(</text:span><text:span text:style-name="T54">string</text:span><text:span text:style-name="T55"> portName);</text:span><text:span text:style-name="T55"><text:line-break/></text:span><text:span text:style-name="T54">void</text:span><text:span text:style-name="T55"> Open(</text:span><text:span text:style-name="T31">SerialPortSettings</text:span><text:span text:style-name="T55"> <text:s text:c="5"/>settings);</text:span><text:span text:style-name="T55"><text:line-break/></text:span><text:span text:style-name="T54">void</text:span><text:span text:style-name="T55"> Open(</text:span><text:span text:style-name="T31">TCPIPClientSettings</text:span><text:span text:style-name="T55"> <text:s text:c="4"/>settings);</text:span></text:p>
                <text:p text:style-name="P36"><text:span text:style-name="T54">void</text:span><text:span text:style-name="T55"> Open(</text:span><text:span text:style-name="T31">TCPIPServerSettings</text:span><text:span text:style-name="T55"> <text:s text:c="4"/>settings);</text:span></text:p>
                <text:p text:style-name="P36"><text:span text:style-name="T54">void</text:span><text:span text:style-name="T55"> Open(</text:span><text:span text:style-name="T31">TCPIPAutoSocketSettings</text:span><text:span text:style-name="T55"> settings);</text:span></text:p>
                <text:p text:style-name="P36"><text:span text:style-name="T54">void</text:span><text:span text:style-name="T55"> Open(</text:span><text:span text:style-name="T31">USBSerHIDSettings</text:span><text:span text:style-name="T55"> <text:s text:c="6"/>settings);</text:span></text:p>
              </table:table-cell>
              <table:table-cell table:style-name="ce13">
                <text:p text:style-name="P34"><text:span text:style-name="T52">Creates or opens a terminal with given settings.</text:span></text:p>
              </table:table-cell>
            </table:table-row>
            <table:table-row table:style-name="ro6">
              <table:table-cell table:style-name="ce16">
                <text:p text:style-name="P36"><text:span text:style-name="T56">void</text:span><text:span text:style-name="T57"> GetActiveSettings(</text:span><text:span text:style-name="T56">out</text:span><text:span text:style-name="T57"> </text:span><text:span text:style-name="T58">TerminalSettings</text:span><text:span text:style-name="T57"> settings)</text:span><text:span text:style-name="T55">;</text:span></text:p>
              </table:table-cell>
              <table:table-cell table:style-name="ce13">
                <text:p text:style-name="P34"><text:span text:style-name="T52">Gets the settings of the terminal.</text:span></text:p>
              </table:table-cell>
            </table:table-row>
            <table:table-row table:style-name="ro6">
              <table:table-cell table:style-name="ce16">
                <text:p text:style-name="P36"><text:span text:style-name="T56">void</text:span><text:span text:style-name="T57"> ChangeActiveSettings(</text:span><text:span text:style-name="T58">TerminalSettings</text:span><text:span text:style-name="T57"> settings)</text:span><text:span text:style-name="T55">;</text:span></text:p>
              </table:table-cell>
              <table:table-cell table:style-name="ce13">
                <text:p text:style-name="P34"><text:span text:style-name="T52">Changes the settings of the terminal.</text:span></text:p>
              </table:table-cell>
            </table:table-row>
            <table:table-row table:style-name="ro6">
              <table:table-cell table:style-name="ce16">
                <text:p text:style-name="P36"><text:span text:style-name="T56">void</text:span><text:span text:style-name="T57"> Close()</text:span><text:span text:style-name="T55">;</text:span></text:p>
              </table:table-cell>
              <table:table-cell table:style-name="ce13">
                <text:p text:style-name="P34"><text:span text:style-name="T52">Closes the terminal.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7" draw:text-style-name="P26" draw:layer="layout" svg:width="2.873cm" svg:height="1.555cm" draw:transform="rotate (1.5707963267949) translate (38.045cm 25.54cm)">
          <draw:text-box>
            <text:p text:style-name="P1"><text:span text:style-name="T5">IScript</text:span></text:p>
            <text:p text:style-name="P1"><text:span text:style-name="T5">Control</text:span></text:p>
          </draw:text-box>
        </draw:frame>
        <draw:frame draw:style-name="standard" draw:layer="layout" svg:width="13.546cm" svg:height="3.271cm" svg:x="24.471cm" svg:y="22.429cm">
          <table:table table:template-name="default" table:use-banding-rows-styles="true">
            <table:table-column table:style-name="co18"/>
            <table:table-column table:style-name="co19"/>
            <table:table-row table:style-name="ro10">
              <table:table-cell table:style-name="ce16">
                <text:p text:style-name="P27"><text:span text:style-name="T26">void</text:span><text:span text:style-name="T27"> Wait(</text:span><text:span text:style-name="T26">int</text:span><text:span text:style-name="T27"> milliseconds);</text:span><text:span text:style-name="T27"><text:line-break/></text:span><text:span text:style-name="T26">void</text:span><text:span text:style-name="T27"> Wait(</text:span><text:span text:style-name="T28">TimeSpan</text:span><text:span text:style-name="T27"> timeout);</text:span></text:p>
              </table:table-cell>
              <table:table-cell table:style-name="ce17">
                <text:p text:style-name="P37"><text:span text:style-name="T59">Suspends the script for the specified time.</text:span></text:p>
              </table:table-cell>
            </table:table-row>
            <table:table-row table:style-name="ro6">
              <table:table-cell table:style-name="ce12">
                <text:p text:style-name="P33"><text:span text:style-name="T26">bool</text:span><text:span text:style-name="T27"> ControlFlag { </text:span><text:span text:style-name="T26">get</text:span><text:span text:style-name="T27">; s</text:span><text:span text:style-name="T26">et</text:span><text:span text:style-name="T27">; }</text:span></text:p>
              </table:table-cell>
              <table:table-cell table:style-name="ce17">
                <text:p text:style-name="P37"><text:span text:style-name="T60">Lets the user control the script.</text:span></text:p>
              </table:table-cell>
            </table:table-row>
            <table:table-row table:style-name="ro6">
              <table:table-cell table:style-name="ce12">
                <text:p text:style-name="P33"><text:span text:style-name="T26">bool</text:span><text:span text:style-name="T27"> StopOnErrorFlag { </text:span><text:span text:style-name="T26">get</text:span><text:span text:style-name="T27">; s</text:span><text:span text:style-name="T26">et</text:span><text:span text:style-name="T27">; }</text:span></text:p>
              </table:table-cell>
              <table:table-cell table:style-name="ce17">
                <text:p text:style-name="P37"><text:span text:style-name="T60">Lets the user configure whether to stop the script in case of an error; or continue.</text:span></text:p>
              </table:table-cell>
            </table:table-row>
            <table:table-row table:style-name="ro6">
              <table:table-cell table:style-name="ce12">
                <text:p text:style-name="P33"><text:span text:style-name="T26">void</text:span><text:span text:style-name="T27"> Exit();</text:span></text:p>
              </table:table-cell>
              <table:table-cell table:style-name="ce17">
                <text:p text:style-name="P37"><text:span text:style-name="T61">Exits the script immediately.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8" draw:text-style-name="P26" draw:layer="layout" svg:width="2.195cm" svg:height="0.903cm" draw:transform="rotate (1.5707963267949) translate (4.397cm 27.795cm)">
          <draw:text-box>
            <text:p text:style-name="P1"><text:span text:style-name="T5">IUser</text:span></text:p>
          </draw:text-box>
        </draw:frame>
        <draw:frame draw:style-name="standard" draw:layer="layout" svg:width="15.373cm" svg:height="3.532cm" svg:x="5.285cm" svg:y="24.895cm">
          <table:table table:template-name="default" table:use-banding-rows-styles="true">
            <table:table-column table:style-name="co20"/>
            <table:table-column table:style-name="co21"/>
            <table:table-row table:style-name="ro10">
              <table:table-cell table:style-name="ce15">
                <text:p text:style-name="P38"><text:span text:style-name="T49">void</text:span><text:span text:style-name="T48"> WriteLine(</text:span><text:span text:style-name="T49">string</text:span><text:span text:style-name="T48"> message);</text:span></text:p>
                <text:p text:style-name="P38"><text:span text:style-name="T49">void</text:span><text:span text:style-name="T48"> WriteLine(</text:span><text:span text:style-name="T49">string</text:span><text:span text:style-name="T48"> format, </text:span><text:span text:style-name="T49">params</text:span><text:span text:style-name="T48"> </text:span><text:span text:style-name="T49">object</text:span><text:span text:style-name="T48">[] args);</text:span></text:p>
              </table:table-cell>
              <table:table-cell table:style-name="ce13">
                <text:p text:style-name="P34"><text:span text:style-name="T51">Write a (formatted) text line.</text:span></text:p>
              </table:table-cell>
            </table:table-row>
            <table:table-row table:style-name="ro6">
              <table:table-cell table:style-name="ce15">
                <text:p text:style-name="P33"><text:span text:style-name="T49">void</text:span><text:span text:style-name="T48"> ClearOutput();</text:span></text:p>
              </table:table-cell>
              <table:table-cell table:style-name="ce13">
                <text:p text:style-name="P34"><text:span text:style-name="T51">Clears the user output.</text:span></text:p>
              </table:table-cell>
            </table:table-row>
            <table:table-row table:style-name="ro6">
              <table:table-cell table:style-name="ce15">
                <text:p text:style-name="P33"><text:span text:style-name="T49">void</text:span><text:span text:style-name="T48"> Beep();</text:span></text:p>
              </table:table-cell>
              <table:table-cell table:style-name="ce13">
                <text:p text:style-name="P34"><text:span text:style-name="T51">Plays a system beep.</text:span></text:p>
              </table:table-cell>
            </table:table-row>
            <table:table-row table:style-name="ro6">
              <table:table-cell table:style-name="ce15">
                <text:p text:style-name="P33"><text:span text:style-name="T49">double</text:span><text:span text:style-name="T48"> InputValue(</text:span><text:span text:style-name="T49">string</text:span><text:span text:style-name="T48"> message);</text:span></text:p>
              </table:table-cell>
              <table:table-cell table:style-name="ce13">
                <text:p text:style-name="P34"><text:span text:style-name="T52">Requests a value from user.</text:span></text:p>
              </table:table-cell>
            </table:table-row>
            <table:table-row table:style-name="ro6">
              <table:table-cell table:style-name="ce15">
                <text:p text:style-name="P33"><text:span text:style-name="T49">string</text:span><text:span text:style-name="T48"> InputText(</text:span><text:span text:style-name="T49">string</text:span><text:span text:style-name="T48"> message);</text:span></text:p>
              </table:table-cell>
              <table:table-cell table:style-name="ce13">
                <text:p text:style-name="P34"><text:span text:style-name="T52">Requests a text from user.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6" draw:text-style-name="P26" draw:layer="layout" svg:width="3.55cm" svg:height="0.903cm" svg:x="21.05cm" svg:y="28.297cm">
          <draw:text-box>
            <text:p text:style-name="P1"><text:span text:style-name="T5">CS-Script</text:span></text:p>
          </draw:text-box>
        </draw:frame>
        <draw:frame draw:style-name="gr29" draw:text-style-name="P39" draw:layer="layout" svg:width="15.336cm" svg:height="1.063cm" svg:x="0.991cm" svg:y="2.437cm">
          <draw:text-box>
            <text:p><text:span text:style-name="T27">Send</text:span><text:span text:style-name="T62"> triggers a send request, </text:span><text:span text:style-name="T63">the actual sending happens asynchronously.</text:span></text:p>
            <text:p><text:span text:style-name="T27">Receive</text:span><text:span text:style-name="T62"> handles available message(s); or waits for message(s) until a 'ReceiveTimeout' occurs.</text:span></text:p>
          </draw:text-box>
        </draw:frame>
        <draw:frame draw:style-name="standard" draw:layer="layout" svg:width="19.998cm" svg:height="2.643cm" svg:x="20.961cm" svg:y="25.79cm">
          <table:table table:template-name="default" table:use-banding-rows-styles="true">
            <table:table-column table:style-name="co22"/>
            <table:table-column table:style-name="co23"/>
            <table:table-row table:style-name="ro12">
              <table:table-cell table:style-name="ce16">
                <text:p text:style-name="P40"><text:span text:style-name="T64">//css_import .\SomeMoreCode.cs;</text:span></text:p>
              </table:table-cell>
              <table:table-cell table:style-name="ce17">
                <text:p text:style-name="P37"><text:span text:style-name="T59">Import code files, same as </text:span><text:span text:style-name="T65">#include</text:span><text:span text:style-name="T59"> in C/C++.</text:span></text:p>
              </table:table-cell>
            </table:table-row>
            <table:table-row table:style-name="ro6">
              <table:table-cell table:style-name="ce12">
                <text:p text:style-name="P33"><text:span text:style-name="T64">//css_reference .\SomeAssembly.dll;</text:span></text:p>
              </table:table-cell>
              <table:table-cell table:style-name="ce17">
                <text:p text:style-name="P37"><text:span text:style-name="T60">Refer to additional .NET assemblies.</text:span></text:p>
              </table:table-cell>
            </table:table-row>
            <table:table-row table:style-name="ro6">
              <table:table-cell table:style-name="ce12">
                <text:p text:style-name="P33"><text:span text:style-name="T64">//css_resource .\SomeForm.resx, .\Project.SomeForm.resources;</text:span></text:p>
              </table:table-cell>
              <table:table-cell table:style-name="ce17">
                <text:p text:style-name="P37"><text:span text:style-name="T60">Handle Visual Studio Designer generated resources.</text:span></text:p>
              </table:table-cell>
            </table:table-row>
            <table:table-row table:style-name="ro6">
              <table:table-cell table:style-name="ce12">
                <text:p text:style-name="P33"><text:span text:style-name="T64">//css_searchdir ..\Assemblies;</text:span></text:p>
              </table:table-cell>
              <table:table-cell table:style-name="ce17">
                <text:p text:style-name="P37"><text:span text:style-name="T61">Alternative to using relative paths in directives above.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8.285cm" svg:height="12.516cm" svg:x="22.675cm" svg:y="3.587cm">
          <table:table table:template-name="default" table:use-first-row-styles="true" table:use-banding-rows-styles="true">
            <table:table-column table:style-name="co24"/>
            <table:table-column table:style-name="co25"/>
            <table:table-row table:style-name="ro6">
              <table:table-cell table:style-name="ce7">
                <text:p><text:span text:style-name="T39">Method/Property</text:span></text:p>
              </table:table-cell>
              <table:table-cell table:style-name="ce8">
                <text:p text:style-name="P29"><text:span text:style-name="T39">Functionality</text:span></text:p>
              </table:table-cell>
            </table:table-row>
            <table:table-row table:style-name="ro7">
              <table:table-cell table:style-name="ce16">
                <text:p text:style-name="P36"><text:span text:style-name="T54">void</text:span><text:span text:style-name="T55"> Open();</text:span><text:span text:style-name="T55"><text:line-break/></text:span><text:span text:style-name="T54">void</text:span><text:span text:style-name="T55"> Close();</text:span></text:p>
              </table:table-cell>
              <table:table-cell table:style-name="ce13">
                <text:p text:style-name="P34"><text:span text:style-name="T51">Opens/starts the connection of the terminal</text:span><text:span text:style-name="T40">.</text:span><text:span text:style-name="T40"><text:line-break/></text:span><text:span text:style-name="T40">Closes</text:span><text:span text:style-name="T51">/stops the connection of the terminal</text:span><text:span text:style-name="T40">.</text:span></text:p>
              </table:table-cell>
            </table:table-row>
            <table:table-row table:style-name="ro13">
              <table:table-cell table:style-name="ce16">
                <text:p text:style-name="P36"><text:span text:style-name="T54">bool</text:span><text:span text:style-name="T55"> IsStarted();</text:span></text:p>
                <text:p text:style-name="P36"><text:span text:style-name="T54">bool</text:span><text:span text:style-name="T55"> IsOpen();</text:span></text:p>
                <text:p text:style-name="P36"><text:span text:style-name="T54">void</text:span><text:span text:style-name="T55"> WaitUntilIsOpen();</text:span></text:p>
              </table:table-cell>
              <table:table-cell table:style-name="ce13">
                <text:p text:style-name="P34"><text:span text:style-name="T53">Returns whether the connection has been started or is open.</text:span></text:p>
                <text:p text:style-name="P34"><text:span text:style-name="T66"/></text:p>
                <text:p text:style-name="P34"><text:span text:style-name="T51">Waits until the connection has opened.</text:span></text:p>
              </table:table-cell>
            </table:table-row>
            <table:table-row table:style-name="ro9">
              <table:table-cell table:style-name="ce16">
                <text:p text:style-name="P36"><text:span text:style-name="T54">void</text:span><text:span text:style-name="T55"> GetActiveSettings(</text:span><text:span text:style-name="T55"><text:line-break/></text:span><text:span text:style-name="T55"> <text:s text:c="4"/></text:span><text:span text:style-name="T31">SerialSettings</text:span><text:span text:style-name="T55"> <text:s/>settings);</text:span><text:span text:style-name="T55"><text:line-break/></text:span><text:span text:style-name="T55"> <text:s text:c="2"/>| </text:span><text:span text:style-name="T31">NetworkSettings</text:span><text:span text:style-name="T55"> settings);</text:span></text:p>
                <text:p text:style-name="P36"><text:span text:style-name="T31"><text:s text:c="3"/></text:span><text:span text:style-name="T55">|</text:span><text:span text:style-name="T31"> USBSettings</text:span><text:span text:style-name="T55"> <text:s text:c="4"/>settings);</text:span></text:p>
              </table:table-cell>
              <table:table-cell table:style-name="ce13">
                <text:p text:style-name="P34"><text:span text:style-name="T53">Gets the settings of the connection.</text:span></text:p>
              </table:table-cell>
            </table:table-row>
            <table:table-row table:style-name="ro9">
              <table:table-cell table:style-name="ce16">
                <text:p text:style-name="P36"><text:span text:style-name="T54">void</text:span><text:span text:style-name="T55"> ChangeActiveSettings(</text:span><text:span text:style-name="T55"><text:line-break/></text:span><text:span text:style-name="T55"> <text:s text:c="4"/></text:span><text:span text:style-name="T31">SerialSettings</text:span><text:span text:style-name="T55"> <text:s/>settings);</text:span><text:span text:style-name="T55"><text:line-break/></text:span><text:span text:style-name="T55"> <text:s text:c="2"/>| </text:span><text:span text:style-name="T31">NetworkSettings</text:span><text:span text:style-name="T55"> settings);</text:span><text:span text:style-name="T55"><text:line-break/></text:span><text:span text:style-name="T55"> <text:s text:c="2"/>| </text:span><text:span text:style-name="T31">USBSettings</text:span><text:span text:style-name="T55"> <text:s text:c="4"/>settings);</text:span></text:p>
              </table:table-cell>
              <table:table-cell table:style-name="ce13">
                <text:p text:style-name="P34"><text:span text:style-name="T51">Changes the settings of the connection</text:span><text:span text:style-name="T40">.</text:span></text:p>
              </table:table-cell>
            </table:table-row>
            <table:table-row table:style-name="ro6">
              <table:table-cell table:style-name="ce16">
                <text:p text:style-name="P36"><text:span text:style-name="T54">void</text:span><text:span text:style-name="T55"> Break();</text:span></text:p>
              </table:table-cell>
              <table:table-cell table:style-name="ce13">
                <text:p text:style-name="P34"><text:span text:style-name="T51">Breaks all currently ongoing operations, e.g. sending a file</text:span><text:span text:style-name="T40">.</text:span></text:p>
              </table:table-cell>
            </table:table-row>
            <table:table-row table:style-name="ro14">
              <table:table-cell table:style-name="ce16">
                <text:p text:style-name="P36"><text:span text:style-name="T54">bool</text:span><text:span text:style-name="T55"> IsSending();</text:span><text:span text:style-name="T55"><text:line-break/></text:span><text:span text:style-name="T54">bool</text:span><text:span text:style-name="T55"> IsReceiving();</text:span></text:p>
                <text:p text:style-name="P36"><text:span text:style-name="T54">void</text:span><text:span text:style-name="T55"> WaitWhileIsSending(); </text:span><text:span text:style-name="T55"><text:line-break/></text:span><text:span text:style-name="T54">void</text:span><text:span text:style-name="T55"> WaitWhileIsReceiving();</text:span></text:p>
              </table:table-cell>
              <table:table-cell table:style-name="ce13">
                <text:p text:style-name="P34"><text:span text:style-name="T51">Indicates whether sending or receiving is currently </text:span><text:span text:style-name="T40">ongoing.</text:span></text:p>
                <text:p text:style-name="P34"><text:span text:style-name="T66"/></text:p>
                <text:p text:style-name="P34"><text:span text:style-name="T51">Waits while sending or receiving is ongoing, i.e. until 'IsSending()' </text:span><text:span text:style-name="T40">or</text:span><text:span text:style-name="T51"> 'IsReceiving()' no longer returns 'true'</text:span><text:span text:style-name="T40">.</text:span></text:p>
              </table:table-cell>
            </table:table-row>
            <table:table-row table:style-name="ro13">
              <table:table-cell table:style-name="ce16">
                <text:p text:style-name="P36"><text:span text:style-name="T54">bool</text:span><text:span text:style-name="T55"> HasAvailable();</text:span></text:p>
                <text:p text:style-name="P36"><text:span text:style-name="T54">int</text:span><text:span text:style-name="T55"> GetAvailableCount();</text:span></text:p>
                <text:p text:style-name="P36"><text:span text:style-name="T54">int</text:span><text:span text:style-name="T55"> PeekAvailable(</text:span><text:span text:style-name="T26">out</text:span><text:span text:style-name="T27"> </text:span><text:span text:style-name="T26">string</text:span><text:span text:style-name="T27"> available</text:span><text:span text:style-name="T55">);</text:span></text:p>
              </table:table-cell>
              <table:table-cell table:style-name="ce13">
                <text:p text:style-name="P34"><text:span text:style-name="T67">Get information on the messages available </text:span><text:span text:style-name="T51">for the script</text:span><text:span text:style-name="T40">.</text:span></text:p>
                <text:p text:style-name="P34"><text:span text:style-name="T40"/></text:p>
              </table:table-cell>
            </table:table-row>
            <table:table-row table:style-name="ro6">
              <table:table-cell table:style-name="ce16">
                <text:p text:style-name="P36"><text:span text:style-name="T54">int</text:span><text:span text:style-name="T55"> ClearAvailable();</text:span></text:p>
              </table:table-cell>
              <table:table-cell table:style-name="ce13">
                <text:p text:style-name="P34"><text:span text:style-name="T51">Clears all </text:span><text:span text:style-name="T67">messages available</text:span><text:span text:style-name="T40">.</text:span></text:p>
              </table:table-cell>
            </table:table-row>
            <table:table-row table:style-name="ro6">
              <table:table-cell table:style-name="ce16">
                <text:p text:style-name="P36"><text:span text:style-name="T54">bool</text:span><text:span text:style-name="T55"> AutoClearAvailableOnSend { </text:span><text:span text:style-name="T54">get</text:span><text:span text:style-name="T55">; s</text:span><text:span text:style-name="T54">et</text:span><text:span text:style-name="T55">; }</text:span></text:p>
              </table:table-cell>
              <table:table-cell table:style-name="ce13">
                <text:p text:style-name="P34"><text:span text:style-name="T51">Configures automatic clear of available messages on send.</text:span></text:p>
              </table:table-cell>
            </table:table-row>
            <table:table-row table:style-name="ro7">
              <table:table-cell table:style-name="ce16">
                <text:p text:style-name="P36"><text:span text:style-name="T54">int</text:span><text:span text:style-name="T55"> ReceiveTimeout { </text:span><text:span text:style-name="T54">get</text:span><text:span text:style-name="T55">; s</text:span><text:span text:style-name="T54">et</text:span><text:span text:style-name="T55">; }</text:span></text:p>
                <text:p text:style-name="P36"><text:span text:style-name="T54">void</text:span><text:span text:style-name="T55"> ResetReceiveTimeout();</text:span></text:p>
              </table:table-cell>
              <table:table-cell table:style-name="ce13">
                <text:p text:style-name="P34"><text:span text:style-name="T51">The time until a receive time-out occurs, in milliseconds.</text:span><text:span text:style-name="T51"><text:line-break/></text:span><text:span text:style-name="T51">0 to switch time-out off</text:span><text:span text:style-name="T40">. </text:span><text:span text:style-name="T51">Reset to 'DefaultReceiveTimeout'</text:span><text:span text:style-name="T40">.</text:span></text:p>
              </table:table-cell>
            </table:table-row>
            <table:table-row table:style-name="ro6">
              <table:table-cell table:style-name="ce16">
                <text:p text:style-name="P36"><text:span text:style-name="T54">bool</text:span><text:span text:style-name="T55"> AutoScriptIOLog { </text:span><text:span text:style-name="T54">get</text:span><text:span text:style-name="T55">; s</text:span><text:span text:style-name="T54">et</text:span><text:span text:style-name="T55">; }</text:span></text:p>
              </table:table-cell>
              <table:table-cell table:style-name="ce13">
                <text:p text:style-name="P34"><text:span text:style-name="T51">Configures logging of the script’s send and receive calls.</text:span></text:p>
              </table:table-cell>
            </table:table-row>
          </table:table>
          <draw:image xlink:href="Pictures/TablePreview10.svm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/>
    <style:font-face style:name="Microsoft Sans Serif1" svg:font-family="'Microsoft Sans Serif'" style:font-family-generic="swiss"/>
    <style:font-face style:name="Consolas4" svg:font-family="Consolas" style:font-pitch="fixed"/>
    <style:font-face style:name="Consolas1" svg:font-family="Consolas" style:font-family-generic="modern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onsolas3" svg:font-family="Consolas" style:font-pitch="variable"/>
    <style:font-face style:name="Liberation Sans" svg:font-family="'Liberation Sans'" style:font-pitch="variable"/>
    <style:font-face style:name="Lucida Sans" svg:font-family="'Lucida Sans'" style:font-pitch="variable"/>
    <style:font-face style:name="Microsoft Sans Serif" svg:font-family="'Microsoft Sans Serif'" style:font-pitch="variable"/>
    <style:font-face style:name="Microsoft YaHei" svg:font-family="'Microsoft YaHei'" style:font-pitch="variable"/>
    <style:font-face style:name="Consolas2" svg:font-family="Consolas" style:font-family-generic="modern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Microsoft Sans Serif3" svg:font-family="'Microsoft Sans Serif'" style:font-family-generic="modern" style:font-pitch="variable"/>
    <style:font-face style:name="Arial1" svg:font-family="Arial" style:font-family-generic="roma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Microsoft Sans Serif2" svg:font-family="'Microsoft Sans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2" svg:font-family="'Lucida Sans'" style:font-family-generic="swiss" style:font-pitch="variable"/>
    <style:font-face style:name="Microsoft Sans Serif4" svg:font-family="'Microsoft Sans Serif'" style:font-family-generic="swiss" style:font-pitch="variable"/>
    <style:font-face style:name="Microsoft YaHei1" svg:font-family="'Microsoft YaHei'" style:font-family-generic="swiss" style:font-pitch="variable"/>
    <style:font-face style:name="Arial2" svg:font-family="Arial" style:font-family-generic="system" style:font-pitch="variable"/>
    <style:font-face style:name="Lucida Sans3" svg:font-family="'Lucida Sans'" style:font-family-generic="system" style:font-pitch="variable"/>
    <style:font-face style:name="Microsoft YaHei2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2" style:font-family-asian="'Microsoft YaHei'" style:font-family-generic-asian="system" style:font-pitch-asian="variable" style:font-size-asian="18pt" style:font-style-asian="normal" style:font-weight-asian="normal" style:font-name-complex="Lucida Sans3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.249cm" fo:margin-bottom="0.125cm" fo:text-align="start" fo:text-indent="0cm" style:text-autospace="ideograph-alpha"/>
      <style:text-properties style:font-name="Arial" fo:font-family="Arial" style:font-family-generic="swiss" style:font-pitch="variable" fo:font-size="10pt" fo:language="en" fo:country="GB" style:font-name-asian="Arial" style:font-family-asian="Arial" style:font-family-generic-asian="swiss" style:font-pitch-asian="variable" style:font-size-asian="10pt" style:language-asian="de" style:country-asian="CH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3" fo:font-family="'Liberation Sans'" style:font-family-generic="roman" style:font-pitch="variable" fo:font-size="18pt" style:letter-kerning="true" style:font-name-asian="Microsoft YaHei2" style:font-family-asian="'Microsoft YaHei'" style:font-family-generic-asian="system" style:font-pitch-asian="variable" style:font-size-asian="18pt" style:font-name-complex="Lucida Sans3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04T13:12:33.424000000</meta:creation-date>
    <dc:date>2021-05-15T16:37:46.318000000</dc:date>
    <meta:editing-duration>PT2H20M18S</meta:editing-duration>
    <meta:editing-cycles>41</meta:editing-cycles>
    <meta:generator>LibreOffice/6.4.3.2$Windows_X86_64 LibreOffice_project/747b5d0ebf89f41c860ec2a39efd7cb15b54f2d8</meta:generator>
    <meta:document-statistic meta:object-count="52"/>
  </office:meta>
</office:document-meta>
</file>